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8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9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0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1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2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3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4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5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6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7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8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19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0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1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2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3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4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5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6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7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8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29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0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1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2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3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4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5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6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7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8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39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0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1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2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3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4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5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6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7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8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49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0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1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2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3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4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5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6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7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8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59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0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1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2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3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4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5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6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7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8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69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0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1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2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3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4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5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6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6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7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8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79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80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81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82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83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84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85" style:family="paragraph" style:parent-style-name="Standard" style:master-page-name="Standard">
      <style:paragraph-properties style:page-number="1"/>
      <style:text-properties officeooo:rsid="001b6c92" officeooo:paragraph-rsid="00155737"/>
    </style:style>
    <style:style style:name="P786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787" style:family="paragraph" style:parent-style-name="Frame_20_contents">
      <style:paragraph-properties fo:line-height="150%" fo:text-align="start" style:justify-single-word="false"/>
      <style:text-properties fo:font-size="14pt" fo:font-weight="bold" officeooo:rsid="0019babd" officeooo:paragraph-rsid="0019babd" style:font-size-asian="14pt" style:font-weight-asian="bold" style:font-size-complex="14pt" style:font-weight-complex="bold"/>
    </style:style>
    <style:style style:name="P788" style:family="paragraph" style:parent-style-name="Frame_20_contents">
      <style:paragraph-properties fo:text-align="center" style:justify-single-word="false"/>
      <style:text-properties fo:font-weight="bold" officeooo:rsid="0019babd" officeooo:paragraph-rsid="0019babd" style:font-weight-asian="bold" style:font-weight-complex="bold"/>
    </style:style>
    <style:style style:name="P789" style:family="paragraph" style:parent-style-name="Frame_20_contents">
      <loext:graphic-properties draw:fill="solid" draw:fill-color="#ffffcc" draw:opacity="100%"/>
      <style:paragraph-properties fo:text-align="center" style:justify-single-word="false" fo:background-color="#ffffcc"/>
      <style:text-properties fo:font-weight="bold" officeooo:rsid="0019babd" officeooo:paragraph-rsid="0019babd" style:font-weight-asian="bold" style:font-weight-complex="bold"/>
    </style:style>
    <style:style style:name="P790" style:family="paragraph" style:parent-style-name="Frame_20_contents">
      <style:paragraph-properties fo:text-align="center" style:justify-single-word="false"/>
      <style:text-properties fo:color="#ff0000" fo:font-size="18pt" fo:font-style="italic" fo:font-weight="bold" officeooo:rsid="0019babd" officeooo:paragraph-rsid="0019bab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officeooo:rsid="0021155b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fe7f5" style:background-transparency="0%" draw:fill="solid" draw:fill-color="#cfe7f5" draw:opacity="100%" fo:padding="0.0591in" fo:border="1.76pt solid #ff3333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0.2591in" svg:y="0.0791in" svg:width="3in" draw:z-index="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മല്‍കൃഷ്ണ കെ.വി.</text:p><text:p text:style-name="P787">Class<text:tab/>:8A</text:p><text:p text:style-name="P787">Item<text:tab/>: ലളിതഗാനം</text:p><text:p text:style-name="P787"><text:tab/>:മാപ്പിളപ്പാട്ട്</text:p><text:p text:style-name="P787"><text:tab/>:പ്രസംഗം </text:p></draw:text-box></draw:frame>­</text:p>
      <text:p text:style-name="P1"><draw:frame draw:style-name="fr1" draw:name="Frame2" text:anchor-type="paragraph" svg:x="0.2591in" svg:y="0.0791in" svg:width="3in" draw:z-index="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3" text:anchor-type="paragraph" svg:x="0.2591in" svg:y="0.0791in" svg:width="3in" draw:z-index="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4" text:anchor-type="paragraph" svg:x="0.2591in" svg:y="0.0791in" svg:width="3in" draw:z-index="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5" text:anchor-type="paragraph" svg:x="0.2591in" svg:y="0.0791in" svg:width="3in" draw:z-index="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6" text:anchor-type="paragraph" svg:x="0.2591in" svg:y="0.0791in" svg:width="3in" draw:z-index="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7" text:anchor-type="paragraph" svg:x="0.2591in" svg:y="0.0791in" svg:width="3in" draw:z-index="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8" text:anchor-type="paragraph" svg:x="0.2591in" svg:y="0.0791in" svg:width="3in" draw:z-index="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9" text:anchor-type="paragraph" svg:x="0.2591in" svg:y="0.0791in" svg:width="3in" draw:z-index="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0" text:anchor-type="paragraph" svg:x="0.2591in" svg:y="0.0791in" svg:width="3in" draw:z-index="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1" text:anchor-type="paragraph" svg:x="0.2591in" svg:y="0.0791in" svg:width="3in" draw:z-index="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2" text:anchor-type="paragraph" svg:x="0.2591in" svg:y="0.0791in" svg:width="3in" draw:z-index="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3" text:anchor-type="paragraph" svg:x="0.2591in" svg:y="0.0791in" svg:width="3in" draw:z-index="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4" text:anchor-type="paragraph" svg:x="0.2591in" svg:y="0.0791in" svg:width="3in" draw:z-index="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5" text:anchor-type="paragraph" svg:x="0.2591in" svg:y="0.0791in" svg:width="3in" draw:z-index="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16" text:anchor-type="paragraph" svg:x="0.2591in" svg:y="0.0791in" svg:width="3in" draw:z-index="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17" text:anchor-type="paragraph" svg:x="0.2591in" svg:y="0.0791in" svg:width="3in" draw:z-index="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18" text:anchor-type="paragraph" svg:x="0.2591in" svg:y="0.0791in" svg:width="3in" draw:z-index="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9" text:anchor-type="paragraph" svg:x="0.2591in" svg:y="0.0791in" svg:width="3in" draw:z-index="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0" text:anchor-type="paragraph" svg:x="0.2591in" svg:y="0.0791in" svg:width="3in" draw:z-index="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1" text:anchor-type="paragraph" svg:x="0.2591in" svg:y="0.0791in" svg:width="3in" draw:z-index="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22" text:anchor-type="paragraph" svg:x="0.2591in" svg:y="0.0791in" svg:width="3in" draw:z-index="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3" text:anchor-type="paragraph" svg:x="0.2591in" svg:y="0.0791in" svg:width="3in" draw:z-index="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4" text:anchor-type="paragraph" svg:x="0.2591in" svg:y="0.0791in" svg:width="3in" draw:z-index="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5" text:anchor-type="paragraph" svg:x="0.2591in" svg:y="0.0791in" svg:width="3in" draw:z-index="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26" text:anchor-type="paragraph" svg:x="0.2591in" svg:y="0.0791in" svg:width="3in" draw:z-index="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7" text:anchor-type="paragraph" svg:x="0.2591in" svg:y="0.0791in" svg:width="3in" draw:z-index="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28" text:anchor-type="paragraph" svg:x="0.2591in" svg:y="0.0791in" svg:width="3in" draw:z-index="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9" text:anchor-type="paragraph" svg:x="0.2591in" svg:y="0.0791in" svg:width="3in" draw:z-index="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0" text:anchor-type="paragraph" svg:x="0.2591in" svg:y="0.0791in" svg:width="3in" draw:z-index="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ഭിഷേക് എ.</text:p><text:p text:style-name="P787">Class<text:tab/>:9A</text:p><text:p text:style-name="P787">Item<text:tab/>: ലളിതഗാനം</text:p><text:p text:style-name="P787"><text:tab/>:പ്രസംഗം </text:p><text:p text:style-name="P787"><text:tab/>:മിമിക്രി</text:p></draw:text-box></draw:frame>­</text:p>
      <text:p text:style-name="P1"><draw:frame draw:style-name="fr1" draw:name="Frame31" text:anchor-type="paragraph" svg:x="0.2591in" svg:y="0.0791in" svg:width="3in" draw:z-index="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32" text:anchor-type="paragraph" svg:x="0.2591in" svg:y="0.0791in" svg:width="3in" draw:z-index="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33" text:anchor-type="paragraph" svg:x="0.2591in" svg:y="0.0791in" svg:width="3in" draw:z-index="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34" text:anchor-type="paragraph" svg:x="0.2591in" svg:y="0.0791in" svg:width="3in" draw:z-index="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35" text:anchor-type="paragraph" svg:x="0.2591in" svg:y="0.0791in" svg:width="3in" draw:z-index="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36" text:anchor-type="paragraph" svg:x="0.2591in" svg:y="0.0791in" svg:width="3in" draw:z-index="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7" text:anchor-type="paragraph" svg:x="0.2591in" svg:y="0.0791in" svg:width="3in" draw:z-index="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8" text:anchor-type="paragraph" svg:x="0.2591in" svg:y="0.0791in" svg:width="3in" draw:z-index="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9" text:anchor-type="paragraph" svg:x="0.2591in" svg:y="0.0791in" svg:width="3in" draw:z-index="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0" text:anchor-type="paragraph" svg:x="0.2591in" svg:y="0.0791in" svg:width="3in" draw:z-index="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1" text:anchor-type="paragraph" svg:x="0.2591in" svg:y="0.0791in" svg:width="3in" draw:z-index="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2" text:anchor-type="paragraph" svg:x="0.2591in" svg:y="0.0791in" svg:width="3in" draw:z-index="4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43" text:anchor-type="paragraph" svg:x="0.2591in" svg:y="0.0791in" svg:width="3in" draw:z-index="4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44" text:anchor-type="paragraph" svg:x="0.2591in" svg:y="0.0791in" svg:width="3in" draw:z-index="4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45" text:anchor-type="paragraph" svg:x="0.2591in" svg:y="0.0791in" svg:width="3in" draw:z-index="4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46" text:anchor-type="paragraph" svg:x="0.2591in" svg:y="0.0791in" svg:width="3in" draw:z-index="4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47" text:anchor-type="paragraph" svg:x="0.2591in" svg:y="0.0791in" svg:width="3in" draw:z-index="4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8" text:anchor-type="paragraph" svg:x="0.2591in" svg:y="0.0791in" svg:width="3in" draw:z-index="4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9" text:anchor-type="paragraph" svg:x="0.2591in" svg:y="0.0791in" svg:width="3in" draw:z-index="4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0" text:anchor-type="paragraph" svg:x="0.2591in" svg:y="0.0791in" svg:width="3in" draw:z-index="4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51" text:anchor-type="paragraph" svg:x="0.2591in" svg:y="0.0791in" svg:width="3in" draw:z-index="5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2" text:anchor-type="paragraph" svg:x="0.2591in" svg:y="0.0791in" svg:width="3in" draw:z-index="5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3" text:anchor-type="paragraph" svg:x="0.2591in" svg:y="0.0791in" svg:width="3in" draw:z-index="5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4" text:anchor-type="paragraph" svg:x="0.2591in" svg:y="0.0791in" svg:width="3in" draw:z-index="5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55" text:anchor-type="paragraph" svg:x="0.2591in" svg:y="0.0791in" svg:width="3in" draw:z-index="5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6" text:anchor-type="paragraph" svg:x="0.2591in" svg:y="0.0791in" svg:width="3in" draw:z-index="5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57" text:anchor-type="paragraph" svg:x="0.2591in" svg:y="0.0791in" svg:width="3in" draw:z-index="5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8" text:anchor-type="paragraph" svg:x="0.2591in" svg:y="0.0791in" svg:width="3in" draw:z-index="5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9" text:anchor-type="paragraph" svg:x="0.2591in" svg:y="0.0791in" svg:width="3in" draw:z-index="5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ആദര്‍ശ് ടി.</text:p><text:p text:style-name="P787">Class<text:tab/>:8B</text:p><text:p text:style-name="P787">Item<text:tab/>: ലളിതഗാനം</text:p><text:p text:style-name="P787"><text:tab/>:മിമിക്രി</text:p><text:p text:style-name="P787"><text:tab/>:നാടകം</text:p></draw:text-box></draw:frame>­</text:p>
      <text:p text:style-name="P1"><draw:frame draw:style-name="fr1" draw:name="Frame60" text:anchor-type="paragraph" svg:x="0.2591in" svg:y="0.0791in" svg:width="3in" draw:z-index="5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61" text:anchor-type="paragraph" svg:x="0.2591in" svg:y="0.0791in" svg:width="3in" draw:z-index="6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62" text:anchor-type="paragraph" svg:x="0.2591in" svg:y="0.0791in" svg:width="3in" draw:z-index="6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63" text:anchor-type="paragraph" svg:x="0.2591in" svg:y="0.0791in" svg:width="3in" draw:z-index="6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64" text:anchor-type="paragraph" svg:x="0.2591in" svg:y="0.0791in" svg:width="3in" draw:z-index="6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65" text:anchor-type="paragraph" svg:x="0.2591in" svg:y="0.0791in" svg:width="3in" draw:z-index="6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6" text:anchor-type="paragraph" svg:x="0.2591in" svg:y="0.0791in" svg:width="3in" draw:z-index="6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7" text:anchor-type="paragraph" svg:x="0.2591in" svg:y="0.0791in" svg:width="3in" draw:z-index="6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8" text:anchor-type="paragraph" svg:x="0.2591in" svg:y="0.0791in" svg:width="3in" draw:z-index="6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9" text:anchor-type="paragraph" svg:x="0.2591in" svg:y="0.0791in" svg:width="3in" draw:z-index="6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0" text:anchor-type="paragraph" svg:x="0.2591in" svg:y="0.0791in" svg:width="3in" draw:z-index="6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1" text:anchor-type="paragraph" svg:x="0.2591in" svg:y="0.0791in" svg:width="3in" draw:z-index="7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2" text:anchor-type="paragraph" svg:x="0.2591in" svg:y="0.0791in" svg:width="3in" draw:z-index="7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3" text:anchor-type="paragraph" svg:x="0.2591in" svg:y="0.0791in" svg:width="3in" draw:z-index="7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74" text:anchor-type="paragraph" svg:x="0.2591in" svg:y="0.0791in" svg:width="3in" draw:z-index="7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75" text:anchor-type="paragraph" svg:x="0.2591in" svg:y="0.0791in" svg:width="3in" draw:z-index="7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76" text:anchor-type="paragraph" svg:x="0.2591in" svg:y="0.0791in" svg:width="3in" draw:z-index="7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7" text:anchor-type="paragraph" svg:x="0.2591in" svg:y="0.0791in" svg:width="3in" draw:z-index="7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8" text:anchor-type="paragraph" svg:x="0.2591in" svg:y="0.0791in" svg:width="3in" draw:z-index="7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9" text:anchor-type="paragraph" svg:x="0.2591in" svg:y="0.0791in" svg:width="3in" draw:z-index="7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80" text:anchor-type="paragraph" svg:x="0.2591in" svg:y="0.0791in" svg:width="3in" draw:z-index="7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1" text:anchor-type="paragraph" svg:x="0.2591in" svg:y="0.0791in" svg:width="3in" draw:z-index="8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2" text:anchor-type="paragraph" svg:x="0.2591in" svg:y="0.0791in" svg:width="3in" draw:z-index="8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3" text:anchor-type="paragraph" svg:x="0.2591in" svg:y="0.0791in" svg:width="3in" draw:z-index="8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84" text:anchor-type="paragraph" svg:x="0.2591in" svg:y="0.0791in" svg:width="3in" draw:z-index="8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5" text:anchor-type="paragraph" svg:x="0.2591in" svg:y="0.0791in" svg:width="3in" draw:z-index="8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86" text:anchor-type="paragraph" svg:x="0.2591in" svg:y="0.0791in" svg:width="3in" draw:z-index="8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7" text:anchor-type="paragraph" svg:x="0.2591in" svg:y="0.0791in" svg:width="3in" draw:z-index="8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8" text:anchor-type="paragraph" svg:x="0.2591in" svg:y="0.0791in" svg:width="3in" draw:z-index="8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ജയ് കൃഷ്ണ പി.എ.</text:p><text:p text:style-name="P787">Class<text:tab/>:10A</text:p><text:p text:style-name="P787">Item<text:tab/>: മാപ്പിളപ്പാട്ട്</text:p><text:p text:style-name="P787"><text:tab/>:പ്രസംഗം </text:p><text:p text:style-name="P787"><text:tab/>:പ്രസംഗം </text:p></draw:text-box></draw:frame>­</text:p>
      <text:p text:style-name="P1"><draw:frame draw:style-name="fr1" draw:name="Frame89" text:anchor-type="paragraph" svg:x="0.2591in" svg:y="0.0791in" svg:width="3in" draw:z-index="8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90" text:anchor-type="paragraph" svg:x="0.2591in" svg:y="0.0791in" svg:width="3in" draw:z-index="8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91" text:anchor-type="paragraph" svg:x="0.2591in" svg:y="0.0791in" svg:width="3in" draw:z-index="9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92" text:anchor-type="paragraph" svg:x="0.2591in" svg:y="0.0791in" svg:width="3in" draw:z-index="9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93" text:anchor-type="paragraph" svg:x="0.2591in" svg:y="0.0791in" svg:width="3in" draw:z-index="9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94" text:anchor-type="paragraph" svg:x="0.2591in" svg:y="0.0791in" svg:width="3in" draw:z-index="9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95" text:anchor-type="paragraph" svg:x="0.2591in" svg:y="0.0791in" svg:width="3in" draw:z-index="9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96" text:anchor-type="paragraph" svg:x="0.2591in" svg:y="0.0791in" svg:width="3in" draw:z-index="9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97" text:anchor-type="paragraph" svg:x="0.2591in" svg:y="0.0791in" svg:width="3in" draw:z-index="9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98" text:anchor-type="paragraph" svg:x="0.2591in" svg:y="0.0791in" svg:width="3in" draw:z-index="9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99" text:anchor-type="paragraph" svg:x="0.2591in" svg:y="0.0791in" svg:width="3in" draw:z-index="9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00" text:anchor-type="paragraph" svg:x="0.2591in" svg:y="0.0791in" svg:width="3in" draw:z-index="9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01" text:anchor-type="paragraph" svg:x="0.2591in" svg:y="0.0791in" svg:width="3in" draw:z-index="10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02" text:anchor-type="paragraph" svg:x="0.2591in" svg:y="0.0791in" svg:width="3in" draw:z-index="10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103" text:anchor-type="paragraph" svg:x="0.2591in" svg:y="0.0791in" svg:width="3in" draw:z-index="10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104" text:anchor-type="paragraph" svg:x="0.2591in" svg:y="0.0791in" svg:width="3in" draw:z-index="10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105" text:anchor-type="paragraph" svg:x="0.2591in" svg:y="0.0791in" svg:width="3in" draw:z-index="10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06" text:anchor-type="paragraph" svg:x="0.2591in" svg:y="0.0791in" svg:width="3in" draw:z-index="10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07" text:anchor-type="paragraph" svg:x="0.2591in" svg:y="0.0791in" svg:width="3in" draw:z-index="10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08" text:anchor-type="paragraph" svg:x="0.2591in" svg:y="0.0791in" svg:width="3in" draw:z-index="10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109" text:anchor-type="paragraph" svg:x="0.2591in" svg:y="0.0791in" svg:width="3in" draw:z-index="10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10" text:anchor-type="paragraph" svg:x="0.2591in" svg:y="0.0791in" svg:width="3in" draw:z-index="10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11" text:anchor-type="paragraph" svg:x="0.2591in" svg:y="0.0791in" svg:width="3in" draw:z-index="1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12" text:anchor-type="paragraph" svg:x="0.2591in" svg:y="0.0791in" svg:width="3in" draw:z-index="1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113" text:anchor-type="paragraph" svg:x="0.2591in" svg:y="0.0791in" svg:width="3in" draw:z-index="1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14" text:anchor-type="paragraph" svg:x="0.2591in" svg:y="0.0791in" svg:width="3in" draw:z-index="1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115" text:anchor-type="paragraph" svg:x="0.2591in" svg:y="0.0791in" svg:width="3in" draw:z-index="1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16" text:anchor-type="paragraph" svg:x="0.2591in" svg:y="0.0791in" svg:width="3in" draw:z-index="1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17" text:anchor-type="paragraph" svg:x="0.2591in" svg:y="0.0791in" svg:width="3in" draw:z-index="1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ജയഘോഷ് . എം.കെ</text:p><text:p text:style-name="P787">Class<text:tab/>:9A</text:p><text:p text:style-name="P787">Item<text:tab/>: മാപ്പിളപ്പാട്ട്</text:p><text:p text:style-name="P787"><text:tab/>:മിമിക്രി</text:p><text:p text:style-name="P787"><text:tab/>:മിമിക്രി</text:p></draw:text-box></draw:frame>­</text:p>
      <text:p text:style-name="P1"><draw:frame draw:style-name="fr1" draw:name="Frame118" text:anchor-type="paragraph" svg:x="0.2591in" svg:y="0.0791in" svg:width="3in" draw:z-index="1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119" text:anchor-type="paragraph" svg:x="0.2591in" svg:y="0.0791in" svg:width="3in" draw:z-index="1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120" text:anchor-type="paragraph" svg:x="0.2591in" svg:y="0.0791in" svg:width="3in" draw:z-index="1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121" text:anchor-type="paragraph" svg:x="0.2591in" svg:y="0.0791in" svg:width="3in" draw:z-index="1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122" text:anchor-type="paragraph" svg:x="0.2591in" svg:y="0.0791in" svg:width="3in" draw:z-index="1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123" text:anchor-type="paragraph" svg:x="0.2591in" svg:y="0.0791in" svg:width="3in" draw:z-index="1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24" text:anchor-type="paragraph" svg:x="0.2591in" svg:y="0.0791in" svg:width="3in" draw:z-index="1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25" text:anchor-type="paragraph" svg:x="0.2591in" svg:y="0.0791in" svg:width="3in" draw:z-index="1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26" text:anchor-type="paragraph" svg:x="0.2591in" svg:y="0.0791in" svg:width="3in" draw:z-index="1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27" text:anchor-type="paragraph" svg:x="0.2591in" svg:y="0.0791in" svg:width="3in" draw:z-index="1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28" text:anchor-type="paragraph" svg:x="0.2591in" svg:y="0.0791in" svg:width="3in" draw:z-index="1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29" text:anchor-type="paragraph" svg:x="0.2591in" svg:y="0.0791in" svg:width="3in" draw:z-index="1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30" text:anchor-type="paragraph" svg:x="0.2591in" svg:y="0.0791in" svg:width="3in" draw:z-index="1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31" text:anchor-type="paragraph" svg:x="0.2591in" svg:y="0.0791in" svg:width="3in" draw:z-index="1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132" text:anchor-type="paragraph" svg:x="0.2591in" svg:y="0.0791in" svg:width="3in" draw:z-index="1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133" text:anchor-type="paragraph" svg:x="0.2591in" svg:y="0.0791in" svg:width="3in" draw:z-index="1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134" text:anchor-type="paragraph" svg:x="0.2591in" svg:y="0.0791in" svg:width="3in" draw:z-index="1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35" text:anchor-type="paragraph" svg:x="0.2591in" svg:y="0.0791in" svg:width="3in" draw:z-index="1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36" text:anchor-type="paragraph" svg:x="0.2591in" svg:y="0.0791in" svg:width="3in" draw:z-index="1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37" text:anchor-type="paragraph" svg:x="0.2591in" svg:y="0.0791in" svg:width="3in" draw:z-index="1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138" text:anchor-type="paragraph" svg:x="0.2591in" svg:y="0.0791in" svg:width="3in" draw:z-index="1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39" text:anchor-type="paragraph" svg:x="0.2591in" svg:y="0.0791in" svg:width="3in" draw:z-index="1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40" text:anchor-type="paragraph" svg:x="0.2591in" svg:y="0.0791in" svg:width="3in" draw:z-index="1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41" text:anchor-type="paragraph" svg:x="0.2591in" svg:y="0.0791in" svg:width="3in" draw:z-index="1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142" text:anchor-type="paragraph" svg:x="0.2591in" svg:y="0.0791in" svg:width="3in" draw:z-index="14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43" text:anchor-type="paragraph" svg:x="0.2591in" svg:y="0.0791in" svg:width="3in" draw:z-index="14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144" text:anchor-type="paragraph" svg:x="0.2591in" svg:y="0.0791in" svg:width="3in" draw:z-index="14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45" text:anchor-type="paragraph" svg:x="0.2591in" svg:y="0.0791in" svg:width="3in" draw:z-index="14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46" text:anchor-type="paragraph" svg:x="0.2591in" svg:y="0.0791in" svg:width="3in" draw:z-index="14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ഖില.ആര്‍</text:p><text:p text:style-name="P787">Class<text:tab/>:8B</text:p><text:p text:style-name="P787">Item<text:tab/>: മാപ്പിളപ്പാട്ട്</text:p><text:p text:style-name="P787"><text:tab/>:നാടകം</text:p><text:p text:style-name="P787"><text:tab/>:കോല്‍ക്കളി</text:p></draw:text-box></draw:frame>­</text:p>
      <text:p text:style-name="P1"><draw:frame draw:style-name="fr1" draw:name="Frame147" text:anchor-type="paragraph" svg:x="0.2591in" svg:y="0.0791in" svg:width="3in" draw:z-index="14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148" text:anchor-type="paragraph" svg:x="0.2591in" svg:y="0.0791in" svg:width="3in" draw:z-index="14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149" text:anchor-type="paragraph" svg:x="0.2591in" svg:y="0.0791in" svg:width="3in" draw:z-index="14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150" text:anchor-type="paragraph" svg:x="0.2591in" svg:y="0.0791in" svg:width="3in" draw:z-index="14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151" text:anchor-type="paragraph" svg:x="0.2591in" svg:y="0.0791in" svg:width="3in" draw:z-index="15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152" text:anchor-type="paragraph" svg:x="0.2591in" svg:y="0.0791in" svg:width="3in" draw:z-index="15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53" text:anchor-type="paragraph" svg:x="0.2591in" svg:y="0.0791in" svg:width="3in" draw:z-index="15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54" text:anchor-type="paragraph" svg:x="0.2591in" svg:y="0.0791in" svg:width="3in" draw:z-index="15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55" text:anchor-type="paragraph" svg:x="0.2591in" svg:y="0.0791in" svg:width="3in" draw:z-index="15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56" text:anchor-type="paragraph" svg:x="0.2591in" svg:y="0.0791in" svg:width="3in" draw:z-index="15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57" text:anchor-type="paragraph" svg:x="0.2591in" svg:y="0.0791in" svg:width="3in" draw:z-index="15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58" text:anchor-type="paragraph" svg:x="0.2591in" svg:y="0.0791in" svg:width="3in" draw:z-index="15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59" text:anchor-type="paragraph" svg:x="0.2591in" svg:y="0.0791in" svg:width="3in" draw:z-index="15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60" text:anchor-type="paragraph" svg:x="0.2591in" svg:y="0.0791in" svg:width="3in" draw:z-index="15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161" text:anchor-type="paragraph" svg:x="0.2591in" svg:y="0.0791in" svg:width="3in" draw:z-index="16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162" text:anchor-type="paragraph" svg:x="0.2591in" svg:y="0.0791in" svg:width="3in" draw:z-index="16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163" text:anchor-type="paragraph" svg:x="0.2591in" svg:y="0.0791in" svg:width="3in" draw:z-index="16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64" text:anchor-type="paragraph" svg:x="0.2591in" svg:y="0.0791in" svg:width="3in" draw:z-index="16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65" text:anchor-type="paragraph" svg:x="0.2591in" svg:y="0.0791in" svg:width="3in" draw:z-index="16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66" text:anchor-type="paragraph" svg:x="0.2591in" svg:y="0.0791in" svg:width="3in" draw:z-index="16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167" text:anchor-type="paragraph" svg:x="0.2591in" svg:y="0.0791in" svg:width="3in" draw:z-index="16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68" text:anchor-type="paragraph" svg:x="0.2591in" svg:y="0.0791in" svg:width="3in" draw:z-index="16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69" text:anchor-type="paragraph" svg:x="0.2591in" svg:y="0.0791in" svg:width="3in" draw:z-index="16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70" text:anchor-type="paragraph" svg:x="0.2591in" svg:y="0.0791in" svg:width="3in" draw:z-index="16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171" text:anchor-type="paragraph" svg:x="0.2591in" svg:y="0.0791in" svg:width="3in" draw:z-index="17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72" text:anchor-type="paragraph" svg:x="0.2591in" svg:y="0.0791in" svg:width="3in" draw:z-index="17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173" text:anchor-type="paragraph" svg:x="0.2591in" svg:y="0.0791in" svg:width="3in" draw:z-index="17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74" text:anchor-type="paragraph" svg:x="0.2591in" svg:y="0.0791in" svg:width="3in" draw:z-index="17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75" text:anchor-type="paragraph" svg:x="0.2591in" svg:y="0.0791in" svg:width="3in" draw:z-index="17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ക്ഷയ് ഉല്ലാസ്</text:p><text:p text:style-name="P787">Class<text:tab/>:9A</text:p><text:p text:style-name="P787">Item<text:tab/>: പ്രസംഗം </text:p><text:p text:style-name="P787"><text:tab/>:കോല്‍ക്കളി</text:p><text:p text:style-name="P787"><text:tab/>:</text:p></draw:text-box></draw:frame>­</text:p>
      <text:p text:style-name="P1"><draw:frame draw:style-name="fr1" draw:name="Frame176" text:anchor-type="paragraph" svg:x="0.2591in" svg:y="0.0791in" svg:width="3in" draw:z-index="17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177" text:anchor-type="paragraph" svg:x="0.2591in" svg:y="0.0791in" svg:width="3in" draw:z-index="17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178" text:anchor-type="paragraph" svg:x="0.2591in" svg:y="0.0791in" svg:width="3in" draw:z-index="17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179" text:anchor-type="paragraph" svg:x="0.2591in" svg:y="0.0791in" svg:width="3in" draw:z-index="17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180" text:anchor-type="paragraph" svg:x="0.2591in" svg:y="0.0791in" svg:width="3in" draw:z-index="17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181" text:anchor-type="paragraph" svg:x="0.2591in" svg:y="0.0791in" svg:width="3in" draw:z-index="18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82" text:anchor-type="paragraph" svg:x="0.2591in" svg:y="0.0791in" svg:width="3in" draw:z-index="18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83" text:anchor-type="paragraph" svg:x="0.2591in" svg:y="0.0791in" svg:width="3in" draw:z-index="18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184" text:anchor-type="paragraph" svg:x="0.2591in" svg:y="0.0791in" svg:width="3in" draw:z-index="18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85" text:anchor-type="paragraph" svg:x="0.2591in" svg:y="0.0791in" svg:width="3in" draw:z-index="18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86" text:anchor-type="paragraph" svg:x="0.2591in" svg:y="0.0791in" svg:width="3in" draw:z-index="18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187" text:anchor-type="paragraph" svg:x="0.2591in" svg:y="0.0791in" svg:width="3in" draw:z-index="18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88" text:anchor-type="paragraph" svg:x="0.2591in" svg:y="0.0791in" svg:width="3in" draw:z-index="18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189" text:anchor-type="paragraph" svg:x="0.2591in" svg:y="0.0791in" svg:width="3in" draw:z-index="18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190" text:anchor-type="paragraph" svg:x="0.2591in" svg:y="0.0791in" svg:width="3in" draw:z-index="18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191" text:anchor-type="paragraph" svg:x="0.2591in" svg:y="0.0791in" svg:width="3in" draw:z-index="19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192" text:anchor-type="paragraph" svg:x="0.2591in" svg:y="0.0791in" svg:width="3in" draw:z-index="19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93" text:anchor-type="paragraph" svg:x="0.2591in" svg:y="0.0791in" svg:width="3in" draw:z-index="19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94" text:anchor-type="paragraph" svg:x="0.2591in" svg:y="0.0791in" svg:width="3in" draw:z-index="19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195" text:anchor-type="paragraph" svg:x="0.2591in" svg:y="0.0791in" svg:width="3in" draw:z-index="19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196" text:anchor-type="paragraph" svg:x="0.2591in" svg:y="0.0791in" svg:width="3in" draw:z-index="19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97" text:anchor-type="paragraph" svg:x="0.2591in" svg:y="0.0791in" svg:width="3in" draw:z-index="19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98" text:anchor-type="paragraph" svg:x="0.2591in" svg:y="0.0791in" svg:width="3in" draw:z-index="19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199" text:anchor-type="paragraph" svg:x="0.2591in" svg:y="0.0791in" svg:width="3in" draw:z-index="19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200" text:anchor-type="paragraph" svg:x="0.2591in" svg:y="0.0791in" svg:width="3in" draw:z-index="19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01" text:anchor-type="paragraph" svg:x="0.2591in" svg:y="0.0791in" svg:width="3in" draw:z-index="20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202" text:anchor-type="paragraph" svg:x="0.2591in" svg:y="0.0791in" svg:width="3in" draw:z-index="20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03" text:anchor-type="paragraph" svg:x="0.2591in" svg:y="0.0791in" svg:width="3in" draw:z-index="20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04" text:anchor-type="paragraph" svg:x="0.2591in" svg:y="0.0791in" svg:width="3in" draw:z-index="20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മല്‍ .പി.പി.</text:p><text:p text:style-name="P787">Class<text:tab/>:9B</text:p><text:p text:style-name="P787">Item<text:tab/>: പ്രസംഗം </text:p><text:p text:style-name="P787"><text:tab/>:കോല്‍ക്കളി</text:p><text:p text:style-name="P787"><text:tab/>:</text:p></draw:text-box></draw:frame>­</text:p>
      <text:p text:style-name="P1"><draw:frame draw:style-name="fr1" draw:name="Frame205" text:anchor-type="paragraph" svg:x="0.2591in" svg:y="0.0791in" svg:width="3in" draw:z-index="20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206" text:anchor-type="paragraph" svg:x="0.2591in" svg:y="0.0791in" svg:width="3in" draw:z-index="20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207" text:anchor-type="paragraph" svg:x="0.2591in" svg:y="0.0791in" svg:width="3in" draw:z-index="20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208" text:anchor-type="paragraph" svg:x="0.2591in" svg:y="0.0791in" svg:width="3in" draw:z-index="20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209" text:anchor-type="paragraph" svg:x="0.2591in" svg:y="0.0791in" svg:width="3in" draw:z-index="20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210" text:anchor-type="paragraph" svg:x="0.2591in" svg:y="0.0791in" svg:width="3in" draw:z-index="20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11" text:anchor-type="paragraph" svg:x="0.2591in" svg:y="0.0791in" svg:width="3in" draw:z-index="2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12" text:anchor-type="paragraph" svg:x="0.2591in" svg:y="0.0791in" svg:width="3in" draw:z-index="2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13" text:anchor-type="paragraph" svg:x="0.2591in" svg:y="0.0791in" svg:width="3in" draw:z-index="2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14" text:anchor-type="paragraph" svg:x="0.2591in" svg:y="0.0791in" svg:width="3in" draw:z-index="2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15" text:anchor-type="paragraph" svg:x="0.2591in" svg:y="0.0791in" svg:width="3in" draw:z-index="2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16" text:anchor-type="paragraph" svg:x="0.2591in" svg:y="0.0791in" svg:width="3in" draw:z-index="2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217" text:anchor-type="paragraph" svg:x="0.2591in" svg:y="0.0791in" svg:width="3in" draw:z-index="2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218" text:anchor-type="paragraph" svg:x="0.2591in" svg:y="0.0791in" svg:width="3in" draw:z-index="2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219" text:anchor-type="paragraph" svg:x="0.2591in" svg:y="0.0791in" svg:width="3in" draw:z-index="2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220" text:anchor-type="paragraph" svg:x="0.2591in" svg:y="0.0791in" svg:width="3in" draw:z-index="2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221" text:anchor-type="paragraph" svg:x="0.2591in" svg:y="0.0791in" svg:width="3in" draw:z-index="2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22" text:anchor-type="paragraph" svg:x="0.2591in" svg:y="0.0791in" svg:width="3in" draw:z-index="2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23" text:anchor-type="paragraph" svg:x="0.2591in" svg:y="0.0791in" svg:width="3in" draw:z-index="2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24" text:anchor-type="paragraph" svg:x="0.2591in" svg:y="0.0791in" svg:width="3in" draw:z-index="2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225" text:anchor-type="paragraph" svg:x="0.2591in" svg:y="0.0791in" svg:width="3in" draw:z-index="2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26" text:anchor-type="paragraph" svg:x="0.2591in" svg:y="0.0791in" svg:width="3in" draw:z-index="2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27" text:anchor-type="paragraph" svg:x="0.2591in" svg:y="0.0791in" svg:width="3in" draw:z-index="2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28" text:anchor-type="paragraph" svg:x="0.2591in" svg:y="0.0791in" svg:width="3in" draw:z-index="2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229" text:anchor-type="paragraph" svg:x="0.2591in" svg:y="0.0791in" svg:width="3in" draw:z-index="2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30" text:anchor-type="paragraph" svg:x="0.2591in" svg:y="0.0791in" svg:width="3in" draw:z-index="2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231" text:anchor-type="paragraph" svg:x="0.2591in" svg:y="0.0791in" svg:width="3in" draw:z-index="2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32" text:anchor-type="paragraph" svg:x="0.2591in" svg:y="0.0791in" svg:width="3in" draw:z-index="2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33" text:anchor-type="paragraph" svg:x="0.2591in" svg:y="0.0791in" svg:width="3in" draw:z-index="2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മൽ എം.ഒ.</text:p><text:p text:style-name="P787">Class<text:tab/>:10A</text:p><text:p text:style-name="P787">Item<text:tab/>: പ്രസംഗം </text:p><text:p text:style-name="P787"><text:tab/>:കോല്‍ക്കളി</text:p><text:p text:style-name="P787"><text:tab/>:</text:p></draw:text-box></draw:frame>­</text:p>
      <text:p text:style-name="P1"><draw:frame draw:style-name="fr1" draw:name="Frame234" text:anchor-type="paragraph" svg:x="0.2591in" svg:y="0.0791in" svg:width="3in" draw:z-index="2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235" text:anchor-type="paragraph" svg:x="0.2591in" svg:y="0.0791in" svg:width="3in" draw:z-index="2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236" text:anchor-type="paragraph" svg:x="0.2591in" svg:y="0.0791in" svg:width="3in" draw:z-index="2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237" text:anchor-type="paragraph" svg:x="0.2591in" svg:y="0.0791in" svg:width="3in" draw:z-index="2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238" text:anchor-type="paragraph" svg:x="0.2591in" svg:y="0.0791in" svg:width="3in" draw:z-index="2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239" text:anchor-type="paragraph" svg:x="0.2591in" svg:y="0.0791in" svg:width="3in" draw:z-index="2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40" text:anchor-type="paragraph" svg:x="0.2591in" svg:y="0.0791in" svg:width="3in" draw:z-index="2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41" text:anchor-type="paragraph" svg:x="0.2591in" svg:y="0.0791in" svg:width="3in" draw:z-index="2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42" text:anchor-type="paragraph" svg:x="0.2591in" svg:y="0.0791in" svg:width="3in" draw:z-index="24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43" text:anchor-type="paragraph" svg:x="0.2591in" svg:y="0.0791in" svg:width="3in" draw:z-index="24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44" text:anchor-type="paragraph" svg:x="0.2591in" svg:y="0.0791in" svg:width="3in" draw:z-index="24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45" text:anchor-type="paragraph" svg:x="0.2591in" svg:y="0.0791in" svg:width="3in" draw:z-index="24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246" text:anchor-type="paragraph" svg:x="0.2591in" svg:y="0.0791in" svg:width="3in" draw:z-index="24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247" text:anchor-type="paragraph" svg:x="0.2591in" svg:y="0.0791in" svg:width="3in" draw:z-index="24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248" text:anchor-type="paragraph" svg:x="0.2591in" svg:y="0.0791in" svg:width="3in" draw:z-index="24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249" text:anchor-type="paragraph" svg:x="0.2591in" svg:y="0.0791in" svg:width="3in" draw:z-index="24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250" text:anchor-type="paragraph" svg:x="0.2591in" svg:y="0.0791in" svg:width="3in" draw:z-index="24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51" text:anchor-type="paragraph" svg:x="0.2591in" svg:y="0.0791in" svg:width="3in" draw:z-index="25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52" text:anchor-type="paragraph" svg:x="0.2591in" svg:y="0.0791in" svg:width="3in" draw:z-index="25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53" text:anchor-type="paragraph" svg:x="0.2591in" svg:y="0.0791in" svg:width="3in" draw:z-index="25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254" text:anchor-type="paragraph" svg:x="0.2591in" svg:y="0.0791in" svg:width="3in" draw:z-index="25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55" text:anchor-type="paragraph" svg:x="0.2591in" svg:y="0.0791in" svg:width="3in" draw:z-index="25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56" text:anchor-type="paragraph" svg:x="0.2591in" svg:y="0.0791in" svg:width="3in" draw:z-index="25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57" text:anchor-type="paragraph" svg:x="0.2591in" svg:y="0.0791in" svg:width="3in" draw:z-index="25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258" text:anchor-type="paragraph" svg:x="0.2591in" svg:y="0.0791in" svg:width="3in" draw:z-index="25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59" text:anchor-type="paragraph" svg:x="0.2591in" svg:y="0.0791in" svg:width="3in" draw:z-index="25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260" text:anchor-type="paragraph" svg:x="0.2591in" svg:y="0.0791in" svg:width="3in" draw:z-index="25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61" text:anchor-type="paragraph" svg:x="0.2591in" svg:y="0.0791in" svg:width="3in" draw:z-index="26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62" text:anchor-type="paragraph" svg:x="0.2591in" svg:y="0.0791in" svg:width="3in" draw:z-index="26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മ്മുകുട്ടി <text:s/>ജയകുമാര്‍</text:p><text:p text:style-name="P787">Class<text:tab/>:10A</text:p><text:p text:style-name="P787">Item<text:tab/>: മിമിക്രി</text:p><text:p text:style-name="P787"><text:tab/>:കോല്‍ക്കളി</text:p><text:p text:style-name="P787"><text:tab/>:</text:p></draw:text-box></draw:frame>­</text:p>
      <text:p text:style-name="P1"><draw:frame draw:style-name="fr1" draw:name="Frame263" text:anchor-type="paragraph" svg:x="0.2591in" svg:y="0.0791in" svg:width="3in" draw:z-index="26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264" text:anchor-type="paragraph" svg:x="0.2591in" svg:y="0.0791in" svg:width="3in" draw:z-index="26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265" text:anchor-type="paragraph" svg:x="0.2591in" svg:y="0.0791in" svg:width="3in" draw:z-index="26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266" text:anchor-type="paragraph" svg:x="0.2591in" svg:y="0.0791in" svg:width="3in" draw:z-index="26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267" text:anchor-type="paragraph" svg:x="0.2591in" svg:y="0.0791in" svg:width="3in" draw:z-index="26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268" text:anchor-type="paragraph" svg:x="0.2591in" svg:y="0.0791in" svg:width="3in" draw:z-index="26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69" text:anchor-type="paragraph" svg:x="0.2591in" svg:y="0.0791in" svg:width="3in" draw:z-index="26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70" text:anchor-type="paragraph" svg:x="0.2591in" svg:y="0.0791in" svg:width="3in" draw:z-index="26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71" text:anchor-type="paragraph" svg:x="0.2591in" svg:y="0.0791in" svg:width="3in" draw:z-index="27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72" text:anchor-type="paragraph" svg:x="0.2591in" svg:y="0.0791in" svg:width="3in" draw:z-index="27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73" text:anchor-type="paragraph" svg:x="0.2591in" svg:y="0.0791in" svg:width="3in" draw:z-index="27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274" text:anchor-type="paragraph" svg:x="0.2591in" svg:y="0.0791in" svg:width="3in" draw:z-index="27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275" text:anchor-type="paragraph" svg:x="0.2591in" svg:y="0.0791in" svg:width="3in" draw:z-index="27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276" text:anchor-type="paragraph" svg:x="0.2591in" svg:y="0.0791in" svg:width="3in" draw:z-index="27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277" text:anchor-type="paragraph" svg:x="0.2591in" svg:y="0.0791in" svg:width="3in" draw:z-index="27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278" text:anchor-type="paragraph" svg:x="0.2591in" svg:y="0.0791in" svg:width="3in" draw:z-index="27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279" text:anchor-type="paragraph" svg:x="0.2591in" svg:y="0.0791in" svg:width="3in" draw:z-index="27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80" text:anchor-type="paragraph" svg:x="0.2591in" svg:y="0.0791in" svg:width="3in" draw:z-index="27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81" text:anchor-type="paragraph" svg:x="0.2591in" svg:y="0.0791in" svg:width="3in" draw:z-index="28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282" text:anchor-type="paragraph" svg:x="0.2591in" svg:y="0.0791in" svg:width="3in" draw:z-index="28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283" text:anchor-type="paragraph" svg:x="0.2591in" svg:y="0.0791in" svg:width="3in" draw:z-index="28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84" text:anchor-type="paragraph" svg:x="0.2591in" svg:y="0.0791in" svg:width="3in" draw:z-index="28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85" text:anchor-type="paragraph" svg:x="0.2591in" svg:y="0.0791in" svg:width="3in" draw:z-index="28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86" text:anchor-type="paragraph" svg:x="0.2591in" svg:y="0.0791in" svg:width="3in" draw:z-index="28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287" text:anchor-type="paragraph" svg:x="0.2591in" svg:y="0.0791in" svg:width="3in" draw:z-index="28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88" text:anchor-type="paragraph" svg:x="0.2591in" svg:y="0.0791in" svg:width="3in" draw:z-index="28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289" text:anchor-type="paragraph" svg:x="0.2591in" svg:y="0.0791in" svg:width="3in" draw:z-index="28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90" text:anchor-type="paragraph" svg:x="0.2591in" svg:y="0.0791in" svg:width="3in" draw:z-index="28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291" text:anchor-type="paragraph" svg:x="0.2591in" svg:y="0.0791in" svg:width="3in" draw:z-index="29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നന്തസെന്‍.എസ്</text:p><text:p text:style-name="P787">Class<text:tab/>:10B</text:p><text:p text:style-name="P787">Item<text:tab/>: മിമിക്രി</text:p><text:p text:style-name="P787"><text:tab/>:കോല്‍ക്കളി</text:p><text:p text:style-name="P787"><text:tab/>:</text:p></draw:text-box></draw:frame>­</text:p>
      <text:p text:style-name="P1"><draw:frame draw:style-name="fr1" draw:name="Frame292" text:anchor-type="paragraph" svg:x="0.2591in" svg:y="0.0791in" svg:width="3in" draw:z-index="29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293" text:anchor-type="paragraph" svg:x="0.2591in" svg:y="0.0791in" svg:width="3in" draw:z-index="29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294" text:anchor-type="paragraph" svg:x="0.2591in" svg:y="0.0791in" svg:width="3in" draw:z-index="29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295" text:anchor-type="paragraph" svg:x="0.2591in" svg:y="0.0791in" svg:width="3in" draw:z-index="29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296" text:anchor-type="paragraph" svg:x="0.2591in" svg:y="0.0791in" svg:width="3in" draw:z-index="29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297" text:anchor-type="paragraph" svg:x="0.2591in" svg:y="0.0791in" svg:width="3in" draw:z-index="29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98" text:anchor-type="paragraph" svg:x="0.2591in" svg:y="0.0791in" svg:width="3in" draw:z-index="29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299" text:anchor-type="paragraph" svg:x="0.2591in" svg:y="0.0791in" svg:width="3in" draw:z-index="29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00" text:anchor-type="paragraph" svg:x="0.2591in" svg:y="0.0791in" svg:width="3in" draw:z-index="29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01" text:anchor-type="paragraph" svg:x="0.2591in" svg:y="0.0791in" svg:width="3in" draw:z-index="30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02" text:anchor-type="paragraph" svg:x="0.2591in" svg:y="0.0791in" svg:width="3in" draw:z-index="30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03" text:anchor-type="paragraph" svg:x="0.2591in" svg:y="0.0791in" svg:width="3in" draw:z-index="30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304" text:anchor-type="paragraph" svg:x="0.2591in" svg:y="0.0791in" svg:width="3in" draw:z-index="30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305" text:anchor-type="paragraph" svg:x="0.2591in" svg:y="0.0791in" svg:width="3in" draw:z-index="30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306" text:anchor-type="paragraph" svg:x="0.2591in" svg:y="0.0791in" svg:width="3in" draw:z-index="30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307" text:anchor-type="paragraph" svg:x="0.2591in" svg:y="0.0791in" svg:width="3in" draw:z-index="30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308" text:anchor-type="paragraph" svg:x="0.2591in" svg:y="0.0791in" svg:width="3in" draw:z-index="30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09" text:anchor-type="paragraph" svg:x="0.2591in" svg:y="0.0791in" svg:width="3in" draw:z-index="30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10" text:anchor-type="paragraph" svg:x="0.2591in" svg:y="0.0791in" svg:width="3in" draw:z-index="30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11" text:anchor-type="paragraph" svg:x="0.2591in" svg:y="0.0791in" svg:width="3in" draw:z-index="3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312" text:anchor-type="paragraph" svg:x="0.2591in" svg:y="0.0791in" svg:width="3in" draw:z-index="3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13" text:anchor-type="paragraph" svg:x="0.2591in" svg:y="0.0791in" svg:width="3in" draw:z-index="3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14" text:anchor-type="paragraph" svg:x="0.2591in" svg:y="0.0791in" svg:width="3in" draw:z-index="3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15" text:anchor-type="paragraph" svg:x="0.2591in" svg:y="0.0791in" svg:width="3in" draw:z-index="3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316" text:anchor-type="paragraph" svg:x="0.2591in" svg:y="0.0791in" svg:width="3in" draw:z-index="3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17" text:anchor-type="paragraph" svg:x="0.2591in" svg:y="0.0791in" svg:width="3in" draw:z-index="3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318" text:anchor-type="paragraph" svg:x="0.2591in" svg:y="0.0791in" svg:width="3in" draw:z-index="3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19" text:anchor-type="paragraph" svg:x="0.2591in" svg:y="0.0791in" svg:width="3in" draw:z-index="3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20" text:anchor-type="paragraph" svg:x="0.2591in" svg:y="0.0791in" svg:width="3in" draw:z-index="3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നന്തു സി.സി.</text:p><text:p text:style-name="P787">Class<text:tab/>:9A</text:p><text:p text:style-name="P787">Item<text:tab/>: മിമിക്രി</text:p><text:p text:style-name="P787"><text:tab/>:കോല്‍ക്കളി</text:p><text:p text:style-name="P787"><text:tab/>:</text:p></draw:text-box></draw:frame>­</text:p>
      <text:p text:style-name="P1"><draw:frame draw:style-name="fr1" draw:name="Frame321" text:anchor-type="paragraph" svg:x="0.2591in" svg:y="0.0791in" svg:width="3in" draw:z-index="3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322" text:anchor-type="paragraph" svg:x="0.2591in" svg:y="0.0791in" svg:width="3in" draw:z-index="3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323" text:anchor-type="paragraph" svg:x="0.2591in" svg:y="0.0791in" svg:width="3in" draw:z-index="3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324" text:anchor-type="paragraph" svg:x="0.2591in" svg:y="0.0791in" svg:width="3in" draw:z-index="3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325" text:anchor-type="paragraph" svg:x="0.2591in" svg:y="0.0791in" svg:width="3in" draw:z-index="3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326" text:anchor-type="paragraph" svg:x="0.2591in" svg:y="0.0791in" svg:width="3in" draw:z-index="3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27" text:anchor-type="paragraph" svg:x="0.2591in" svg:y="0.0791in" svg:width="3in" draw:z-index="3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28" text:anchor-type="paragraph" svg:x="0.2591in" svg:y="0.0791in" svg:width="3in" draw:z-index="3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29" text:anchor-type="paragraph" svg:x="0.2591in" svg:y="0.0791in" svg:width="3in" draw:z-index="3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30" text:anchor-type="paragraph" svg:x="0.2591in" svg:y="0.0791in" svg:width="3in" draw:z-index="3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31" text:anchor-type="paragraph" svg:x="0.2591in" svg:y="0.0791in" svg:width="3in" draw:z-index="3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32" text:anchor-type="paragraph" svg:x="0.2591in" svg:y="0.0791in" svg:width="3in" draw:z-index="3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333" text:anchor-type="paragraph" svg:x="0.2591in" svg:y="0.0791in" svg:width="3in" draw:z-index="3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334" text:anchor-type="paragraph" svg:x="0.2591in" svg:y="0.0791in" svg:width="3in" draw:z-index="3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335" text:anchor-type="paragraph" svg:x="0.2591in" svg:y="0.0791in" svg:width="3in" draw:z-index="3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336" text:anchor-type="paragraph" svg:x="0.2591in" svg:y="0.0791in" svg:width="3in" draw:z-index="3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337" text:anchor-type="paragraph" svg:x="0.2591in" svg:y="0.0791in" svg:width="3in" draw:z-index="3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38" text:anchor-type="paragraph" svg:x="0.2591in" svg:y="0.0791in" svg:width="3in" draw:z-index="3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39" text:anchor-type="paragraph" svg:x="0.2591in" svg:y="0.0791in" svg:width="3in" draw:z-index="3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40" text:anchor-type="paragraph" svg:x="0.2591in" svg:y="0.0791in" svg:width="3in" draw:z-index="3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341" text:anchor-type="paragraph" svg:x="0.2591in" svg:y="0.0791in" svg:width="3in" draw:z-index="3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42" text:anchor-type="paragraph" svg:x="0.2591in" svg:y="0.0791in" svg:width="3in" draw:z-index="34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43" text:anchor-type="paragraph" svg:x="0.2591in" svg:y="0.0791in" svg:width="3in" draw:z-index="34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44" text:anchor-type="paragraph" svg:x="0.2591in" svg:y="0.0791in" svg:width="3in" draw:z-index="34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345" text:anchor-type="paragraph" svg:x="0.2591in" svg:y="0.0791in" svg:width="3in" draw:z-index="34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46" text:anchor-type="paragraph" svg:x="0.2591in" svg:y="0.0791in" svg:width="3in" draw:z-index="34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347" text:anchor-type="paragraph" svg:x="0.2591in" svg:y="0.0791in" svg:width="3in" draw:z-index="34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48" text:anchor-type="paragraph" svg:x="0.2591in" svg:y="0.0791in" svg:width="3in" draw:z-index="34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49" text:anchor-type="paragraph" svg:x="0.2591in" svg:y="0.0791in" svg:width="3in" draw:z-index="34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നന്തു ധനേഷ്</text:p><text:p text:style-name="P787">Class<text:tab/>:8A</text:p><text:p text:style-name="P787">Item<text:tab/>: നാടകം</text:p><text:p text:style-name="P787"><text:tab/>:കോല്‍ക്കളി</text:p><text:p text:style-name="P787"><text:tab/>:</text:p></draw:text-box></draw:frame>­</text:p>
      <text:p text:style-name="P1"><draw:frame draw:style-name="fr1" draw:name="Frame350" text:anchor-type="paragraph" svg:x="0.2591in" svg:y="0.0791in" svg:width="3in" draw:z-index="34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351" text:anchor-type="paragraph" svg:x="0.2591in" svg:y="0.0791in" svg:width="3in" draw:z-index="35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352" text:anchor-type="paragraph" svg:x="0.2591in" svg:y="0.0791in" svg:width="3in" draw:z-index="35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353" text:anchor-type="paragraph" svg:x="0.2591in" svg:y="0.0791in" svg:width="3in" draw:z-index="35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354" text:anchor-type="paragraph" svg:x="0.2591in" svg:y="0.0791in" svg:width="3in" draw:z-index="35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355" text:anchor-type="paragraph" svg:x="0.2591in" svg:y="0.0791in" svg:width="3in" draw:z-index="35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56" text:anchor-type="paragraph" svg:x="0.2591in" svg:y="0.0791in" svg:width="3in" draw:z-index="35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57" text:anchor-type="paragraph" svg:x="0.2591in" svg:y="0.0791in" svg:width="3in" draw:z-index="35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58" text:anchor-type="paragraph" svg:x="0.2591in" svg:y="0.0791in" svg:width="3in" draw:z-index="35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59" text:anchor-type="paragraph" svg:x="0.2591in" svg:y="0.0791in" svg:width="3in" draw:z-index="35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60" text:anchor-type="paragraph" svg:x="0.2591in" svg:y="0.0791in" svg:width="3in" draw:z-index="35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61" text:anchor-type="paragraph" svg:x="0.2591in" svg:y="0.0791in" svg:width="3in" draw:z-index="36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362" text:anchor-type="paragraph" svg:x="0.2591in" svg:y="0.0791in" svg:width="3in" draw:z-index="36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363" text:anchor-type="paragraph" svg:x="0.2591in" svg:y="0.0791in" svg:width="3in" draw:z-index="36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364" text:anchor-type="paragraph" svg:x="0.2591in" svg:y="0.0791in" svg:width="3in" draw:z-index="36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365" text:anchor-type="paragraph" svg:x="0.2591in" svg:y="0.0791in" svg:width="3in" draw:z-index="36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366" text:anchor-type="paragraph" svg:x="0.2591in" svg:y="0.0791in" svg:width="3in" draw:z-index="36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67" text:anchor-type="paragraph" svg:x="0.2591in" svg:y="0.0791in" svg:width="3in" draw:z-index="36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68" text:anchor-type="paragraph" svg:x="0.2591in" svg:y="0.0791in" svg:width="3in" draw:z-index="36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69" text:anchor-type="paragraph" svg:x="0.2591in" svg:y="0.0791in" svg:width="3in" draw:z-index="36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370" text:anchor-type="paragraph" svg:x="0.2591in" svg:y="0.0791in" svg:width="3in" draw:z-index="36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71" text:anchor-type="paragraph" svg:x="0.2591in" svg:y="0.0791in" svg:width="3in" draw:z-index="37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72" text:anchor-type="paragraph" svg:x="0.2591in" svg:y="0.0791in" svg:width="3in" draw:z-index="37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73" text:anchor-type="paragraph" svg:x="0.2591in" svg:y="0.0791in" svg:width="3in" draw:z-index="37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374" text:anchor-type="paragraph" svg:x="0.2591in" svg:y="0.0791in" svg:width="3in" draw:z-index="37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75" text:anchor-type="paragraph" svg:x="0.2591in" svg:y="0.0791in" svg:width="3in" draw:z-index="37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376" text:anchor-type="paragraph" svg:x="0.2591in" svg:y="0.0791in" svg:width="3in" draw:z-index="37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77" text:anchor-type="paragraph" svg:x="0.2591in" svg:y="0.0791in" svg:width="3in" draw:z-index="37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378" text:anchor-type="paragraph" svg:x="0.2591in" svg:y="0.0791in" svg:width="3in" draw:z-index="37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നന്തു വി.എല്‍.</text:p><text:p text:style-name="P787">Class<text:tab/>:8A</text:p><text:p text:style-name="P787">Item<text:tab/>: നാടകം</text:p><text:p text:style-name="P787"><text:tab/>:കോല്‍ക്കളി</text:p><text:p text:style-name="P787"><text:tab/>:</text:p></draw:text-box></draw:frame>­</text:p>
      <text:p text:style-name="P1"><draw:frame draw:style-name="fr1" draw:name="Frame379" text:anchor-type="paragraph" svg:x="0.2591in" svg:y="0.0791in" svg:width="3in" draw:z-index="37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380" text:anchor-type="paragraph" svg:x="0.2591in" svg:y="0.0791in" svg:width="3in" draw:z-index="37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381" text:anchor-type="paragraph" svg:x="0.2591in" svg:y="0.0791in" svg:width="3in" draw:z-index="38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382" text:anchor-type="paragraph" svg:x="0.2591in" svg:y="0.0791in" svg:width="3in" draw:z-index="38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383" text:anchor-type="paragraph" svg:x="0.2591in" svg:y="0.0791in" svg:width="3in" draw:z-index="38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384" text:anchor-type="paragraph" svg:x="0.2591in" svg:y="0.0791in" svg:width="3in" draw:z-index="38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85" text:anchor-type="paragraph" svg:x="0.2591in" svg:y="0.0791in" svg:width="3in" draw:z-index="38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86" text:anchor-type="paragraph" svg:x="0.2591in" svg:y="0.0791in" svg:width="3in" draw:z-index="38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387" text:anchor-type="paragraph" svg:x="0.2591in" svg:y="0.0791in" svg:width="3in" draw:z-index="38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88" text:anchor-type="paragraph" svg:x="0.2591in" svg:y="0.0791in" svg:width="3in" draw:z-index="38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89" text:anchor-type="paragraph" svg:x="0.2591in" svg:y="0.0791in" svg:width="3in" draw:z-index="38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390" text:anchor-type="paragraph" svg:x="0.2591in" svg:y="0.0791in" svg:width="3in" draw:z-index="38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391" text:anchor-type="paragraph" svg:x="0.2591in" svg:y="0.0791in" svg:width="3in" draw:z-index="39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392" text:anchor-type="paragraph" svg:x="0.2591in" svg:y="0.0791in" svg:width="3in" draw:z-index="39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393" text:anchor-type="paragraph" svg:x="0.2591in" svg:y="0.0791in" svg:width="3in" draw:z-index="39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394" text:anchor-type="paragraph" svg:x="0.2591in" svg:y="0.0791in" svg:width="3in" draw:z-index="39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395" text:anchor-type="paragraph" svg:x="0.2591in" svg:y="0.0791in" svg:width="3in" draw:z-index="39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96" text:anchor-type="paragraph" svg:x="0.2591in" svg:y="0.0791in" svg:width="3in" draw:z-index="39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97" text:anchor-type="paragraph" svg:x="0.2591in" svg:y="0.0791in" svg:width="3in" draw:z-index="39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398" text:anchor-type="paragraph" svg:x="0.2591in" svg:y="0.0791in" svg:width="3in" draw:z-index="39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399" text:anchor-type="paragraph" svg:x="0.2591in" svg:y="0.0791in" svg:width="3in" draw:z-index="39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00" text:anchor-type="paragraph" svg:x="0.2591in" svg:y="0.0791in" svg:width="3in" draw:z-index="39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01" text:anchor-type="paragraph" svg:x="0.2591in" svg:y="0.0791in" svg:width="3in" draw:z-index="40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02" text:anchor-type="paragraph" svg:x="0.2591in" svg:y="0.0791in" svg:width="3in" draw:z-index="40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403" text:anchor-type="paragraph" svg:x="0.2591in" svg:y="0.0791in" svg:width="3in" draw:z-index="40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04" text:anchor-type="paragraph" svg:x="0.2591in" svg:y="0.0791in" svg:width="3in" draw:z-index="40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405" text:anchor-type="paragraph" svg:x="0.2591in" svg:y="0.0791in" svg:width="3in" draw:z-index="40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06" text:anchor-type="paragraph" svg:x="0.2591in" svg:y="0.0791in" svg:width="3in" draw:z-index="40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07" text:anchor-type="paragraph" svg:x="0.2591in" svg:y="0.0791in" svg:width="3in" draw:z-index="40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ന്തു വി.ആര്‍</text:p><text:p text:style-name="P787">Class<text:tab/>:8A</text:p><text:p text:style-name="P787">Item<text:tab/>: നാടകം</text:p><text:p text:style-name="P787"><text:tab/>:മാപ്പിളപ്പാട്ട്</text:p><text:p text:style-name="P787"><text:tab/>:</text:p></draw:text-box></draw:frame>­</text:p>
      <text:p text:style-name="P1"><draw:frame draw:style-name="fr1" draw:name="Frame408" text:anchor-type="paragraph" svg:x="0.2591in" svg:y="0.0791in" svg:width="3in" draw:z-index="40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409" text:anchor-type="paragraph" svg:x="0.2591in" svg:y="0.0791in" svg:width="3in" draw:z-index="40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410" text:anchor-type="paragraph" svg:x="0.2591in" svg:y="0.0791in" svg:width="3in" draw:z-index="40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411" text:anchor-type="paragraph" svg:x="0.2591in" svg:y="0.0791in" svg:width="3in" draw:z-index="4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412" text:anchor-type="paragraph" svg:x="0.2591in" svg:y="0.0791in" svg:width="3in" draw:z-index="4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413" text:anchor-type="paragraph" svg:x="0.2591in" svg:y="0.0791in" svg:width="3in" draw:z-index="4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14" text:anchor-type="paragraph" svg:x="0.2591in" svg:y="0.0791in" svg:width="3in" draw:z-index="4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15" text:anchor-type="paragraph" svg:x="0.2591in" svg:y="0.0791in" svg:width="3in" draw:z-index="4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16" text:anchor-type="paragraph" svg:x="0.2591in" svg:y="0.0791in" svg:width="3in" draw:z-index="4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17" text:anchor-type="paragraph" svg:x="0.2591in" svg:y="0.0791in" svg:width="3in" draw:z-index="4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18" text:anchor-type="paragraph" svg:x="0.2591in" svg:y="0.0791in" svg:width="3in" draw:z-index="4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19" text:anchor-type="paragraph" svg:x="0.2591in" svg:y="0.0791in" svg:width="3in" draw:z-index="4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420" text:anchor-type="paragraph" svg:x="0.2591in" svg:y="0.0791in" svg:width="3in" draw:z-index="4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421" text:anchor-type="paragraph" svg:x="0.2591in" svg:y="0.0791in" svg:width="3in" draw:z-index="4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422" text:anchor-type="paragraph" svg:x="0.2591in" svg:y="0.0791in" svg:width="3in" draw:z-index="4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423" text:anchor-type="paragraph" svg:x="0.2591in" svg:y="0.0791in" svg:width="3in" draw:z-index="4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424" text:anchor-type="paragraph" svg:x="0.2591in" svg:y="0.0791in" svg:width="3in" draw:z-index="4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25" text:anchor-type="paragraph" svg:x="0.2591in" svg:y="0.0791in" svg:width="3in" draw:z-index="4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26" text:anchor-type="paragraph" svg:x="0.2591in" svg:y="0.0791in" svg:width="3in" draw:z-index="4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27" text:anchor-type="paragraph" svg:x="0.2591in" svg:y="0.0791in" svg:width="3in" draw:z-index="4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428" text:anchor-type="paragraph" svg:x="0.2591in" svg:y="0.0791in" svg:width="3in" draw:z-index="4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29" text:anchor-type="paragraph" svg:x="0.2591in" svg:y="0.0791in" svg:width="3in" draw:z-index="4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30" text:anchor-type="paragraph" svg:x="0.2591in" svg:y="0.0791in" svg:width="3in" draw:z-index="4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31" text:anchor-type="paragraph" svg:x="0.2591in" svg:y="0.0791in" svg:width="3in" draw:z-index="4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432" text:anchor-type="paragraph" svg:x="0.2591in" svg:y="0.0791in" svg:width="3in" draw:z-index="4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33" text:anchor-type="paragraph" svg:x="0.2591in" svg:y="0.0791in" svg:width="3in" draw:z-index="4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434" text:anchor-type="paragraph" svg:x="0.2591in" svg:y="0.0791in" svg:width="3in" draw:z-index="4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35" text:anchor-type="paragraph" svg:x="0.2591in" svg:y="0.0791in" svg:width="3in" draw:z-index="4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36" text:anchor-type="paragraph" svg:x="0.2591in" svg:y="0.0791in" svg:width="3in" draw:z-index="4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ണിമ. എം</text:p><text:p text:style-name="P787">Class<text:tab/>:8A</text:p><text:p text:style-name="P787">Item<text:tab/>: നാടകം</text:p><text:p text:style-name="P787"><text:tab/>:</text:p><text:p text:style-name="P787"><text:tab/>:</text:p></draw:text-box></draw:frame>­</text:p>
      <text:p text:style-name="P1"><draw:frame draw:style-name="fr1" draw:name="Frame437" text:anchor-type="paragraph" svg:x="0.2591in" svg:y="0.0791in" svg:width="3in" draw:z-index="4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438" text:anchor-type="paragraph" svg:x="0.2591in" svg:y="0.0791in" svg:width="3in" draw:z-index="4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439" text:anchor-type="paragraph" svg:x="0.2591in" svg:y="0.0791in" svg:width="3in" draw:z-index="4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440" text:anchor-type="paragraph" svg:x="0.2591in" svg:y="0.0791in" svg:width="3in" draw:z-index="4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441" text:anchor-type="paragraph" svg:x="0.2591in" svg:y="0.0791in" svg:width="3in" draw:z-index="4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442" text:anchor-type="paragraph" svg:x="0.2591in" svg:y="0.0791in" svg:width="3in" draw:z-index="44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43" text:anchor-type="paragraph" svg:x="0.2591in" svg:y="0.0791in" svg:width="3in" draw:z-index="44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44" text:anchor-type="paragraph" svg:x="0.2591in" svg:y="0.0791in" svg:width="3in" draw:z-index="44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45" text:anchor-type="paragraph" svg:x="0.2591in" svg:y="0.0791in" svg:width="3in" draw:z-index="44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46" text:anchor-type="paragraph" svg:x="0.2591in" svg:y="0.0791in" svg:width="3in" draw:z-index="44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47" text:anchor-type="paragraph" svg:x="0.2591in" svg:y="0.0791in" svg:width="3in" draw:z-index="44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48" text:anchor-type="paragraph" svg:x="0.2591in" svg:y="0.0791in" svg:width="3in" draw:z-index="44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449" text:anchor-type="paragraph" svg:x="0.2591in" svg:y="0.0791in" svg:width="3in" draw:z-index="44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450" text:anchor-type="paragraph" svg:x="0.2591in" svg:y="0.0791in" svg:width="3in" draw:z-index="44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451" text:anchor-type="paragraph" svg:x="0.2591in" svg:y="0.0791in" svg:width="3in" draw:z-index="45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452" text:anchor-type="paragraph" svg:x="0.2591in" svg:y="0.0791in" svg:width="3in" draw:z-index="45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453" text:anchor-type="paragraph" svg:x="0.2591in" svg:y="0.0791in" svg:width="3in" draw:z-index="45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54" text:anchor-type="paragraph" svg:x="0.2591in" svg:y="0.0791in" svg:width="3in" draw:z-index="45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55" text:anchor-type="paragraph" svg:x="0.2591in" svg:y="0.0791in" svg:width="3in" draw:z-index="45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56" text:anchor-type="paragraph" svg:x="0.2591in" svg:y="0.0791in" svg:width="3in" draw:z-index="45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457" text:anchor-type="paragraph" svg:x="0.2591in" svg:y="0.0791in" svg:width="3in" draw:z-index="45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58" text:anchor-type="paragraph" svg:x="0.2591in" svg:y="0.0791in" svg:width="3in" draw:z-index="45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59" text:anchor-type="paragraph" svg:x="0.2591in" svg:y="0.0791in" svg:width="3in" draw:z-index="45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60" text:anchor-type="paragraph" svg:x="0.2591in" svg:y="0.0791in" svg:width="3in" draw:z-index="45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461" text:anchor-type="paragraph" svg:x="0.2591in" svg:y="0.0791in" svg:width="3in" draw:z-index="46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62" text:anchor-type="paragraph" svg:x="0.2591in" svg:y="0.0791in" svg:width="3in" draw:z-index="46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463" text:anchor-type="paragraph" svg:x="0.2591in" svg:y="0.0791in" svg:width="3in" draw:z-index="46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64" text:anchor-type="paragraph" svg:x="0.2591in" svg:y="0.0791in" svg:width="3in" draw:z-index="46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65" text:anchor-type="paragraph" svg:x="0.2591in" svg:y="0.0791in" svg:width="3in" draw:z-index="46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ഞ്ജലി. എസ്.</text:p><text:p text:style-name="P787">Class<text:tab/>:8A</text:p><text:p text:style-name="P787">Item<text:tab/>: നാടകം</text:p><text:p text:style-name="P787"><text:tab/>:ലളിതഗാനം</text:p><text:p text:style-name="P787"><text:tab/>:</text:p></draw:text-box></draw:frame>­</text:p>
      <text:p text:style-name="P1"><draw:frame draw:style-name="fr1" draw:name="Frame466" text:anchor-type="paragraph" svg:x="0.2591in" svg:y="0.0791in" svg:width="3in" draw:z-index="46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467" text:anchor-type="paragraph" svg:x="0.2591in" svg:y="0.0791in" svg:width="3in" draw:z-index="46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468" text:anchor-type="paragraph" svg:x="0.2591in" svg:y="0.0791in" svg:width="3in" draw:z-index="46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469" text:anchor-type="paragraph" svg:x="0.2591in" svg:y="0.0791in" svg:width="3in" draw:z-index="46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470" text:anchor-type="paragraph" svg:x="0.2591in" svg:y="0.0791in" svg:width="3in" draw:z-index="46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471" text:anchor-type="paragraph" svg:x="0.2591in" svg:y="0.0791in" svg:width="3in" draw:z-index="47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72" text:anchor-type="paragraph" svg:x="0.2591in" svg:y="0.0791in" svg:width="3in" draw:z-index="47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73" text:anchor-type="paragraph" svg:x="0.2591in" svg:y="0.0791in" svg:width="3in" draw:z-index="47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474" text:anchor-type="paragraph" svg:x="0.2591in" svg:y="0.0791in" svg:width="3in" draw:z-index="47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75" text:anchor-type="paragraph" svg:x="0.2591in" svg:y="0.0791in" svg:width="3in" draw:z-index="47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76" text:anchor-type="paragraph" svg:x="0.2591in" svg:y="0.0791in" svg:width="3in" draw:z-index="47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477" text:anchor-type="paragraph" svg:x="0.2591in" svg:y="0.0791in" svg:width="3in" draw:z-index="47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478" text:anchor-type="paragraph" svg:x="0.2591in" svg:y="0.0791in" svg:width="3in" draw:z-index="47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479" text:anchor-type="paragraph" svg:x="0.2591in" svg:y="0.0791in" svg:width="3in" draw:z-index="47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480" text:anchor-type="paragraph" svg:x="0.2591in" svg:y="0.0791in" svg:width="3in" draw:z-index="47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481" text:anchor-type="paragraph" svg:x="0.2591in" svg:y="0.0791in" svg:width="3in" draw:z-index="48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482" text:anchor-type="paragraph" svg:x="0.2591in" svg:y="0.0791in" svg:width="3in" draw:z-index="48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83" text:anchor-type="paragraph" svg:x="0.2591in" svg:y="0.0791in" svg:width="3in" draw:z-index="48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84" text:anchor-type="paragraph" svg:x="0.2591in" svg:y="0.0791in" svg:width="3in" draw:z-index="48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485" text:anchor-type="paragraph" svg:x="0.2591in" svg:y="0.0791in" svg:width="3in" draw:z-index="48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486" text:anchor-type="paragraph" svg:x="0.2591in" svg:y="0.0791in" svg:width="3in" draw:z-index="48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87" text:anchor-type="paragraph" svg:x="0.2591in" svg:y="0.0791in" svg:width="3in" draw:z-index="48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88" text:anchor-type="paragraph" svg:x="0.2591in" svg:y="0.0791in" svg:width="3in" draw:z-index="48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89" text:anchor-type="paragraph" svg:x="0.2591in" svg:y="0.0791in" svg:width="3in" draw:z-index="48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490" text:anchor-type="paragraph" svg:x="0.2591in" svg:y="0.0791in" svg:width="3in" draw:z-index="48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91" text:anchor-type="paragraph" svg:x="0.2591in" svg:y="0.0791in" svg:width="3in" draw:z-index="49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492" text:anchor-type="paragraph" svg:x="0.2591in" svg:y="0.0791in" svg:width="3in" draw:z-index="49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93" text:anchor-type="paragraph" svg:x="0.2591in" svg:y="0.0791in" svg:width="3in" draw:z-index="49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494" text:anchor-type="paragraph" svg:x="0.2591in" svg:y="0.0791in" svg:width="3in" draw:z-index="49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ആരതി.ജെ</text:p><text:p text:style-name="P787">Class<text:tab/>:8A</text:p><text:p text:style-name="P787">Item<text:tab/>: നാടകം</text:p><text:p text:style-name="P787"><text:tab/>:ദേശഭക്തിഗാനം</text:p><text:p text:style-name="P787"><text:tab/>:</text:p></draw:text-box></draw:frame>­</text:p>
      <text:p text:style-name="P1"><draw:frame draw:style-name="fr1" draw:name="Frame495" text:anchor-type="paragraph" svg:x="0.2591in" svg:y="0.0791in" svg:width="3in" draw:z-index="49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496" text:anchor-type="paragraph" svg:x="0.2591in" svg:y="0.0791in" svg:width="3in" draw:z-index="49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497" text:anchor-type="paragraph" svg:x="0.2591in" svg:y="0.0791in" svg:width="3in" draw:z-index="49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498" text:anchor-type="paragraph" svg:x="0.2591in" svg:y="0.0791in" svg:width="3in" draw:z-index="49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499" text:anchor-type="paragraph" svg:x="0.2591in" svg:y="0.0791in" svg:width="3in" draw:z-index="49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500" text:anchor-type="paragraph" svg:x="0.2591in" svg:y="0.0791in" svg:width="3in" draw:z-index="49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01" text:anchor-type="paragraph" svg:x="0.2591in" svg:y="0.0791in" svg:width="3in" draw:z-index="50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02" text:anchor-type="paragraph" svg:x="0.2591in" svg:y="0.0791in" svg:width="3in" draw:z-index="50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03" text:anchor-type="paragraph" svg:x="0.2591in" svg:y="0.0791in" svg:width="3in" draw:z-index="50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04" text:anchor-type="paragraph" svg:x="0.2591in" svg:y="0.0791in" svg:width="3in" draw:z-index="50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05" text:anchor-type="paragraph" svg:x="0.2591in" svg:y="0.0791in" svg:width="3in" draw:z-index="50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06" text:anchor-type="paragraph" svg:x="0.2591in" svg:y="0.0791in" svg:width="3in" draw:z-index="50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507" text:anchor-type="paragraph" svg:x="0.2591in" svg:y="0.0791in" svg:width="3in" draw:z-index="50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508" text:anchor-type="paragraph" svg:x="0.2591in" svg:y="0.0791in" svg:width="3in" draw:z-index="50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509" text:anchor-type="paragraph" svg:x="0.2591in" svg:y="0.0791in" svg:width="3in" draw:z-index="50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510" text:anchor-type="paragraph" svg:x="0.2591in" svg:y="0.0791in" svg:width="3in" draw:z-index="50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511" text:anchor-type="paragraph" svg:x="0.2591in" svg:y="0.0791in" svg:width="3in" draw:z-index="5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12" text:anchor-type="paragraph" svg:x="0.2591in" svg:y="0.0791in" svg:width="3in" draw:z-index="5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13" text:anchor-type="paragraph" svg:x="0.2591in" svg:y="0.0791in" svg:width="3in" draw:z-index="5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14" text:anchor-type="paragraph" svg:x="0.2591in" svg:y="0.0791in" svg:width="3in" draw:z-index="5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515" text:anchor-type="paragraph" svg:x="0.2591in" svg:y="0.0791in" svg:width="3in" draw:z-index="5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16" text:anchor-type="paragraph" svg:x="0.2591in" svg:y="0.0791in" svg:width="3in" draw:z-index="5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17" text:anchor-type="paragraph" svg:x="0.2591in" svg:y="0.0791in" svg:width="3in" draw:z-index="5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18" text:anchor-type="paragraph" svg:x="0.2591in" svg:y="0.0791in" svg:width="3in" draw:z-index="5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519" text:anchor-type="paragraph" svg:x="0.2591in" svg:y="0.0791in" svg:width="3in" draw:z-index="5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20" text:anchor-type="paragraph" svg:x="0.2591in" svg:y="0.0791in" svg:width="3in" draw:z-index="5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521" text:anchor-type="paragraph" svg:x="0.2591in" svg:y="0.0791in" svg:width="3in" draw:z-index="5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22" text:anchor-type="paragraph" svg:x="0.2591in" svg:y="0.0791in" svg:width="3in" draw:z-index="5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23" text:anchor-type="paragraph" svg:x="0.2591in" svg:y="0.0791in" svg:width="3in" draw:z-index="5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ആരതി.വി</text:p><text:p text:style-name="P787">Class<text:tab/>:8A</text:p><text:p text:style-name="P787">Item<text:tab/>: നാടകം</text:p><text:p text:style-name="P787"><text:tab/>:ദേശഭക്തിഗാനം</text:p><text:p text:style-name="P787"><text:tab/>:</text:p></draw:text-box></draw:frame>­</text:p>
      <text:p text:style-name="P1"><draw:frame draw:style-name="fr1" draw:name="Frame524" text:anchor-type="paragraph" svg:x="0.2591in" svg:y="0.0791in" svg:width="3in" draw:z-index="5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525" text:anchor-type="paragraph" svg:x="0.2591in" svg:y="0.0791in" svg:width="3in" draw:z-index="5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526" text:anchor-type="paragraph" svg:x="0.2591in" svg:y="0.0791in" svg:width="3in" draw:z-index="5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527" text:anchor-type="paragraph" svg:x="0.2591in" svg:y="0.0791in" svg:width="3in" draw:z-index="5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528" text:anchor-type="paragraph" svg:x="0.2591in" svg:y="0.0791in" svg:width="3in" draw:z-index="5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529" text:anchor-type="paragraph" svg:x="0.2591in" svg:y="0.0791in" svg:width="3in" draw:z-index="5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30" text:anchor-type="paragraph" svg:x="0.2591in" svg:y="0.0791in" svg:width="3in" draw:z-index="5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31" text:anchor-type="paragraph" svg:x="0.2591in" svg:y="0.0791in" svg:width="3in" draw:z-index="5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32" text:anchor-type="paragraph" svg:x="0.2591in" svg:y="0.0791in" svg:width="3in" draw:z-index="5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33" text:anchor-type="paragraph" svg:x="0.2591in" svg:y="0.0791in" svg:width="3in" draw:z-index="5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34" text:anchor-type="paragraph" svg:x="0.2591in" svg:y="0.0791in" svg:width="3in" draw:z-index="5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35" text:anchor-type="paragraph" svg:x="0.2591in" svg:y="0.0791in" svg:width="3in" draw:z-index="5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536" text:anchor-type="paragraph" svg:x="0.2591in" svg:y="0.0791in" svg:width="3in" draw:z-index="5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537" text:anchor-type="paragraph" svg:x="0.2591in" svg:y="0.0791in" svg:width="3in" draw:z-index="5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538" text:anchor-type="paragraph" svg:x="0.2591in" svg:y="0.0791in" svg:width="3in" draw:z-index="5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539" text:anchor-type="paragraph" svg:x="0.2591in" svg:y="0.0791in" svg:width="3in" draw:z-index="5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540" text:anchor-type="paragraph" svg:x="0.2591in" svg:y="0.0791in" svg:width="3in" draw:z-index="5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41" text:anchor-type="paragraph" svg:x="0.2591in" svg:y="0.0791in" svg:width="3in" draw:z-index="5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42" text:anchor-type="paragraph" svg:x="0.2591in" svg:y="0.0791in" svg:width="3in" draw:z-index="54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43" text:anchor-type="paragraph" svg:x="0.2591in" svg:y="0.0791in" svg:width="3in" draw:z-index="54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544" text:anchor-type="paragraph" svg:x="0.2591in" svg:y="0.0791in" svg:width="3in" draw:z-index="54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45" text:anchor-type="paragraph" svg:x="0.2591in" svg:y="0.0791in" svg:width="3in" draw:z-index="54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46" text:anchor-type="paragraph" svg:x="0.2591in" svg:y="0.0791in" svg:width="3in" draw:z-index="54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47" text:anchor-type="paragraph" svg:x="0.2591in" svg:y="0.0791in" svg:width="3in" draw:z-index="54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548" text:anchor-type="paragraph" svg:x="0.2591in" svg:y="0.0791in" svg:width="3in" draw:z-index="54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49" text:anchor-type="paragraph" svg:x="0.2591in" svg:y="0.0791in" svg:width="3in" draw:z-index="54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550" text:anchor-type="paragraph" svg:x="0.2591in" svg:y="0.0791in" svg:width="3in" draw:z-index="54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51" text:anchor-type="paragraph" svg:x="0.2591in" svg:y="0.0791in" svg:width="3in" draw:z-index="55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52" text:anchor-type="paragraph" svg:x="0.2591in" svg:y="0.0791in" svg:width="3in" draw:z-index="55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രവിന്ദ്.ടി.എസ്.</text:p><text:p text:style-name="P787">Class<text:tab/>:8A</text:p><text:p text:style-name="P787">Item<text:tab/>: നാടകം</text:p><text:p text:style-name="P787"><text:tab/>:ദേശഭക്തിഗാനം</text:p><text:p text:style-name="P787"><text:tab/>:</text:p></draw:text-box></draw:frame>­</text:p>
      <text:p text:style-name="P1"><draw:frame draw:style-name="fr1" draw:name="Frame553" text:anchor-type="paragraph" svg:x="0.2591in" svg:y="0.0791in" svg:width="3in" draw:z-index="55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554" text:anchor-type="paragraph" svg:x="0.2591in" svg:y="0.0791in" svg:width="3in" draw:z-index="55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555" text:anchor-type="paragraph" svg:x="0.2591in" svg:y="0.0791in" svg:width="3in" draw:z-index="55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556" text:anchor-type="paragraph" svg:x="0.2591in" svg:y="0.0791in" svg:width="3in" draw:z-index="55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557" text:anchor-type="paragraph" svg:x="0.2591in" svg:y="0.0791in" svg:width="3in" draw:z-index="55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558" text:anchor-type="paragraph" svg:x="0.2591in" svg:y="0.0791in" svg:width="3in" draw:z-index="55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59" text:anchor-type="paragraph" svg:x="0.2591in" svg:y="0.0791in" svg:width="3in" draw:z-index="55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60" text:anchor-type="paragraph" svg:x="0.2591in" svg:y="0.0791in" svg:width="3in" draw:z-index="55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61" text:anchor-type="paragraph" svg:x="0.2591in" svg:y="0.0791in" svg:width="3in" draw:z-index="56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62" text:anchor-type="paragraph" svg:x="0.2591in" svg:y="0.0791in" svg:width="3in" draw:z-index="56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63" text:anchor-type="paragraph" svg:x="0.2591in" svg:y="0.0791in" svg:width="3in" draw:z-index="56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64" text:anchor-type="paragraph" svg:x="0.2591in" svg:y="0.0791in" svg:width="3in" draw:z-index="56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565" text:anchor-type="paragraph" svg:x="0.2591in" svg:y="0.0791in" svg:width="3in" draw:z-index="56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566" text:anchor-type="paragraph" svg:x="0.2591in" svg:y="0.0791in" svg:width="3in" draw:z-index="56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567" text:anchor-type="paragraph" svg:x="0.2591in" svg:y="0.0791in" svg:width="3in" draw:z-index="56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568" text:anchor-type="paragraph" svg:x="0.2591in" svg:y="0.0791in" svg:width="3in" draw:z-index="56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569" text:anchor-type="paragraph" svg:x="0.2591in" svg:y="0.0791in" svg:width="3in" draw:z-index="56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70" text:anchor-type="paragraph" svg:x="0.2591in" svg:y="0.0791in" svg:width="3in" draw:z-index="56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71" text:anchor-type="paragraph" svg:x="0.2591in" svg:y="0.0791in" svg:width="3in" draw:z-index="57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72" text:anchor-type="paragraph" svg:x="0.2591in" svg:y="0.0791in" svg:width="3in" draw:z-index="57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573" text:anchor-type="paragraph" svg:x="0.2591in" svg:y="0.0791in" svg:width="3in" draw:z-index="57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74" text:anchor-type="paragraph" svg:x="0.2591in" svg:y="0.0791in" svg:width="3in" draw:z-index="57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75" text:anchor-type="paragraph" svg:x="0.2591in" svg:y="0.0791in" svg:width="3in" draw:z-index="57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76" text:anchor-type="paragraph" svg:x="0.2591in" svg:y="0.0791in" svg:width="3in" draw:z-index="57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577" text:anchor-type="paragraph" svg:x="0.2591in" svg:y="0.0791in" svg:width="3in" draw:z-index="57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78" text:anchor-type="paragraph" svg:x="0.2591in" svg:y="0.0791in" svg:width="3in" draw:z-index="57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579" text:anchor-type="paragraph" svg:x="0.2591in" svg:y="0.0791in" svg:width="3in" draw:z-index="57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80" text:anchor-type="paragraph" svg:x="0.2591in" svg:y="0.0791in" svg:width="3in" draw:z-index="57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581" text:anchor-type="paragraph" svg:x="0.2591in" svg:y="0.0791in" svg:width="3in" draw:z-index="58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ര്‍ച്ചന ബി.</text:p><text:p text:style-name="P787">Class<text:tab/>:9A</text:p><text:p text:style-name="P787">Item<text:tab/>: തിരുവാതിര</text:p><text:p text:style-name="P787"><text:tab/>:ലളിതഗാനം</text:p><text:p text:style-name="P787"><text:tab/>:ദേശഭക്തിഗാനം</text:p></draw:text-box></draw:frame>­</text:p>
      <text:p text:style-name="P1"><draw:frame draw:style-name="fr1" draw:name="Frame582" text:anchor-type="paragraph" svg:x="0.2591in" svg:y="0.0791in" svg:width="3in" draw:z-index="58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583" text:anchor-type="paragraph" svg:x="0.2591in" svg:y="0.0791in" svg:width="3in" draw:z-index="58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584" text:anchor-type="paragraph" svg:x="0.2591in" svg:y="0.0791in" svg:width="3in" draw:z-index="58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585" text:anchor-type="paragraph" svg:x="0.2591in" svg:y="0.0791in" svg:width="3in" draw:z-index="58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586" text:anchor-type="paragraph" svg:x="0.2591in" svg:y="0.0791in" svg:width="3in" draw:z-index="58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587" text:anchor-type="paragraph" svg:x="0.2591in" svg:y="0.0791in" svg:width="3in" draw:z-index="58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88" text:anchor-type="paragraph" svg:x="0.2591in" svg:y="0.0791in" svg:width="3in" draw:z-index="58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89" text:anchor-type="paragraph" svg:x="0.2591in" svg:y="0.0791in" svg:width="3in" draw:z-index="58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590" text:anchor-type="paragraph" svg:x="0.2591in" svg:y="0.0791in" svg:width="3in" draw:z-index="58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91" text:anchor-type="paragraph" svg:x="0.2591in" svg:y="0.0791in" svg:width="3in" draw:z-index="59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92" text:anchor-type="paragraph" svg:x="0.2591in" svg:y="0.0791in" svg:width="3in" draw:z-index="59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593" text:anchor-type="paragraph" svg:x="0.2591in" svg:y="0.0791in" svg:width="3in" draw:z-index="59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594" text:anchor-type="paragraph" svg:x="0.2591in" svg:y="0.0791in" svg:width="3in" draw:z-index="59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595" text:anchor-type="paragraph" svg:x="0.2591in" svg:y="0.0791in" svg:width="3in" draw:z-index="59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596" text:anchor-type="paragraph" svg:x="0.2591in" svg:y="0.0791in" svg:width="3in" draw:z-index="59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597" text:anchor-type="paragraph" svg:x="0.2591in" svg:y="0.0791in" svg:width="3in" draw:z-index="59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598" text:anchor-type="paragraph" svg:x="0.2591in" svg:y="0.0791in" svg:width="3in" draw:z-index="59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599" text:anchor-type="paragraph" svg:x="0.2591in" svg:y="0.0791in" svg:width="3in" draw:z-index="59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00" text:anchor-type="paragraph" svg:x="0.2591in" svg:y="0.0791in" svg:width="3in" draw:z-index="59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01" text:anchor-type="paragraph" svg:x="0.2591in" svg:y="0.0791in" svg:width="3in" draw:z-index="60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602" text:anchor-type="paragraph" svg:x="0.2591in" svg:y="0.0791in" svg:width="3in" draw:z-index="60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03" text:anchor-type="paragraph" svg:x="0.2591in" svg:y="0.0791in" svg:width="3in" draw:z-index="60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04" text:anchor-type="paragraph" svg:x="0.2591in" svg:y="0.0791in" svg:width="3in" draw:z-index="60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05" text:anchor-type="paragraph" svg:x="0.2591in" svg:y="0.0791in" svg:width="3in" draw:z-index="60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606" text:anchor-type="paragraph" svg:x="0.2591in" svg:y="0.0791in" svg:width="3in" draw:z-index="60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07" text:anchor-type="paragraph" svg:x="0.2591in" svg:y="0.0791in" svg:width="3in" draw:z-index="60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608" text:anchor-type="paragraph" svg:x="0.2591in" svg:y="0.0791in" svg:width="3in" draw:z-index="60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09" text:anchor-type="paragraph" svg:x="0.2591in" svg:y="0.0791in" svg:width="3in" draw:z-index="60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10" text:anchor-type="paragraph" svg:x="0.2591in" svg:y="0.0791in" svg:width="3in" draw:z-index="60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രുണിമ എസ്.</text:p><text:p text:style-name="P787">Class<text:tab/>:9A</text:p><text:p text:style-name="P787">Item<text:tab/>: തിരുവാതിര</text:p><text:p text:style-name="P787"><text:tab/>:ദേശഭക്തിഗാനം</text:p><text:p text:style-name="P787"><text:tab/>:</text:p></draw:text-box></draw:frame>­</text:p>
      <text:p text:style-name="P1"><draw:frame draw:style-name="fr1" draw:name="Frame611" text:anchor-type="paragraph" svg:x="0.2591in" svg:y="0.0791in" svg:width="3in" draw:z-index="6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612" text:anchor-type="paragraph" svg:x="0.2591in" svg:y="0.0791in" svg:width="3in" draw:z-index="6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613" text:anchor-type="paragraph" svg:x="0.2591in" svg:y="0.0791in" svg:width="3in" draw:z-index="6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614" text:anchor-type="paragraph" svg:x="0.2591in" svg:y="0.0791in" svg:width="3in" draw:z-index="6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615" text:anchor-type="paragraph" svg:x="0.2591in" svg:y="0.0791in" svg:width="3in" draw:z-index="6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616" text:anchor-type="paragraph" svg:x="0.2591in" svg:y="0.0791in" svg:width="3in" draw:z-index="6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17" text:anchor-type="paragraph" svg:x="0.2591in" svg:y="0.0791in" svg:width="3in" draw:z-index="6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18" text:anchor-type="paragraph" svg:x="0.2591in" svg:y="0.0791in" svg:width="3in" draw:z-index="6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19" text:anchor-type="paragraph" svg:x="0.2591in" svg:y="0.0791in" svg:width="3in" draw:z-index="6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20" text:anchor-type="paragraph" svg:x="0.2591in" svg:y="0.0791in" svg:width="3in" draw:z-index="6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21" text:anchor-type="paragraph" svg:x="0.2591in" svg:y="0.0791in" svg:width="3in" draw:z-index="6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22" text:anchor-type="paragraph" svg:x="0.2591in" svg:y="0.0791in" svg:width="3in" draw:z-index="6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623" text:anchor-type="paragraph" svg:x="0.2591in" svg:y="0.0791in" svg:width="3in" draw:z-index="6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624" text:anchor-type="paragraph" svg:x="0.2591in" svg:y="0.0791in" svg:width="3in" draw:z-index="6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625" text:anchor-type="paragraph" svg:x="0.2591in" svg:y="0.0791in" svg:width="3in" draw:z-index="6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626" text:anchor-type="paragraph" svg:x="0.2591in" svg:y="0.0791in" svg:width="3in" draw:z-index="6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627" text:anchor-type="paragraph" svg:x="0.2591in" svg:y="0.0791in" svg:width="3in" draw:z-index="6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28" text:anchor-type="paragraph" svg:x="0.2591in" svg:y="0.0791in" svg:width="3in" draw:z-index="6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29" text:anchor-type="paragraph" svg:x="0.2591in" svg:y="0.0791in" svg:width="3in" draw:z-index="6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30" text:anchor-type="paragraph" svg:x="0.2591in" svg:y="0.0791in" svg:width="3in" draw:z-index="6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631" text:anchor-type="paragraph" svg:x="0.2591in" svg:y="0.0791in" svg:width="3in" draw:z-index="6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32" text:anchor-type="paragraph" svg:x="0.2591in" svg:y="0.0791in" svg:width="3in" draw:z-index="6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33" text:anchor-type="paragraph" svg:x="0.2591in" svg:y="0.0791in" svg:width="3in" draw:z-index="6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34" text:anchor-type="paragraph" svg:x="0.2591in" svg:y="0.0791in" svg:width="3in" draw:z-index="6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635" text:anchor-type="paragraph" svg:x="0.2591in" svg:y="0.0791in" svg:width="3in" draw:z-index="6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36" text:anchor-type="paragraph" svg:x="0.2591in" svg:y="0.0791in" svg:width="3in" draw:z-index="6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637" text:anchor-type="paragraph" svg:x="0.2591in" svg:y="0.0791in" svg:width="3in" draw:z-index="6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38" text:anchor-type="paragraph" svg:x="0.2591in" svg:y="0.0791in" svg:width="3in" draw:z-index="6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39" text:anchor-type="paragraph" svg:x="0.2591in" svg:y="0.0791in" svg:width="3in" draw:z-index="6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രുണിമ.വി.കെ.</text:p><text:p text:style-name="P787">Class<text:tab/>:9A</text:p><text:p text:style-name="P787">Item<text:tab/>: തിരുവാതിര</text:p><text:p text:style-name="P787"><text:tab/>:ദേശഭക്തിഗാനം</text:p><text:p text:style-name="P787"><text:tab/>:</text:p></draw:text-box></draw:frame>­</text:p>
      <text:p text:style-name="P1"><draw:frame draw:style-name="fr1" draw:name="Frame640" text:anchor-type="paragraph" svg:x="0.2591in" svg:y="0.0791in" svg:width="3in" draw:z-index="6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641" text:anchor-type="paragraph" svg:x="0.2591in" svg:y="0.0791in" svg:width="3in" draw:z-index="6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642" text:anchor-type="paragraph" svg:x="0.2591in" svg:y="0.0791in" svg:width="3in" draw:z-index="64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643" text:anchor-type="paragraph" svg:x="0.2591in" svg:y="0.0791in" svg:width="3in" draw:z-index="64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644" text:anchor-type="paragraph" svg:x="0.2591in" svg:y="0.0791in" svg:width="3in" draw:z-index="64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645" text:anchor-type="paragraph" svg:x="0.2591in" svg:y="0.0791in" svg:width="3in" draw:z-index="64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46" text:anchor-type="paragraph" svg:x="0.2591in" svg:y="0.0791in" svg:width="3in" draw:z-index="64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47" text:anchor-type="paragraph" svg:x="0.2591in" svg:y="0.0791in" svg:width="3in" draw:z-index="64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48" text:anchor-type="paragraph" svg:x="0.2591in" svg:y="0.0791in" svg:width="3in" draw:z-index="64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49" text:anchor-type="paragraph" svg:x="0.2591in" svg:y="0.0791in" svg:width="3in" draw:z-index="64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50" text:anchor-type="paragraph" svg:x="0.2591in" svg:y="0.0791in" svg:width="3in" draw:z-index="64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51" text:anchor-type="paragraph" svg:x="0.2591in" svg:y="0.0791in" svg:width="3in" draw:z-index="65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652" text:anchor-type="paragraph" svg:x="0.2591in" svg:y="0.0791in" svg:width="3in" draw:z-index="65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653" text:anchor-type="paragraph" svg:x="0.2591in" svg:y="0.0791in" svg:width="3in" draw:z-index="65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654" text:anchor-type="paragraph" svg:x="0.2591in" svg:y="0.0791in" svg:width="3in" draw:z-index="65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655" text:anchor-type="paragraph" svg:x="0.2591in" svg:y="0.0791in" svg:width="3in" draw:z-index="65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656" text:anchor-type="paragraph" svg:x="0.2591in" svg:y="0.0791in" svg:width="3in" draw:z-index="65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57" text:anchor-type="paragraph" svg:x="0.2591in" svg:y="0.0791in" svg:width="3in" draw:z-index="65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58" text:anchor-type="paragraph" svg:x="0.2591in" svg:y="0.0791in" svg:width="3in" draw:z-index="65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59" text:anchor-type="paragraph" svg:x="0.2591in" svg:y="0.0791in" svg:width="3in" draw:z-index="65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660" text:anchor-type="paragraph" svg:x="0.2591in" svg:y="0.0791in" svg:width="3in" draw:z-index="65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61" text:anchor-type="paragraph" svg:x="0.2591in" svg:y="0.0791in" svg:width="3in" draw:z-index="66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62" text:anchor-type="paragraph" svg:x="0.2591in" svg:y="0.0791in" svg:width="3in" draw:z-index="66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63" text:anchor-type="paragraph" svg:x="0.2591in" svg:y="0.0791in" svg:width="3in" draw:z-index="66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664" text:anchor-type="paragraph" svg:x="0.2591in" svg:y="0.0791in" svg:width="3in" draw:z-index="66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65" text:anchor-type="paragraph" svg:x="0.2591in" svg:y="0.0791in" svg:width="3in" draw:z-index="66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666" text:anchor-type="paragraph" svg:x="0.2591in" svg:y="0.0791in" svg:width="3in" draw:z-index="66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67" text:anchor-type="paragraph" svg:x="0.2591in" svg:y="0.0791in" svg:width="3in" draw:z-index="66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68" text:anchor-type="paragraph" svg:x="0.2591in" svg:y="0.0791in" svg:width="3in" draw:z-index="66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ആര്യ എസ്.</text:p><text:p text:style-name="P787">Class<text:tab/>:9A</text:p><text:p text:style-name="P787">Item<text:tab/>: തിരുവാതിര</text:p><text:p text:style-name="P787"><text:tab/>:ദേശഭക്തിഗാനം</text:p><text:p text:style-name="P787"><text:tab/>:</text:p></draw:text-box></draw:frame>­</text:p>
      <text:p text:style-name="P1"><draw:frame draw:style-name="fr1" draw:name="Frame669" text:anchor-type="paragraph" svg:x="0.2591in" svg:y="0.0791in" svg:width="3in" draw:z-index="66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670" text:anchor-type="paragraph" svg:x="0.2591in" svg:y="0.0791in" svg:width="3in" draw:z-index="66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671" text:anchor-type="paragraph" svg:x="0.2591in" svg:y="0.0791in" svg:width="3in" draw:z-index="67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672" text:anchor-type="paragraph" svg:x="0.2591in" svg:y="0.0791in" svg:width="3in" draw:z-index="67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673" text:anchor-type="paragraph" svg:x="0.2591in" svg:y="0.0791in" svg:width="3in" draw:z-index="67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674" text:anchor-type="paragraph" svg:x="0.2591in" svg:y="0.0791in" svg:width="3in" draw:z-index="67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75" text:anchor-type="paragraph" svg:x="0.2591in" svg:y="0.0791in" svg:width="3in" draw:z-index="67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76" text:anchor-type="paragraph" svg:x="0.2591in" svg:y="0.0791in" svg:width="3in" draw:z-index="67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677" text:anchor-type="paragraph" svg:x="0.2591in" svg:y="0.0791in" svg:width="3in" draw:z-index="67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78" text:anchor-type="paragraph" svg:x="0.2591in" svg:y="0.0791in" svg:width="3in" draw:z-index="67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79" text:anchor-type="paragraph" svg:x="0.2591in" svg:y="0.0791in" svg:width="3in" draw:z-index="67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680" text:anchor-type="paragraph" svg:x="0.2591in" svg:y="0.0791in" svg:width="3in" draw:z-index="67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681" text:anchor-type="paragraph" svg:x="0.2591in" svg:y="0.0791in" svg:width="3in" draw:z-index="68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682" text:anchor-type="paragraph" svg:x="0.2591in" svg:y="0.0791in" svg:width="3in" draw:z-index="68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683" text:anchor-type="paragraph" svg:x="0.2591in" svg:y="0.0791in" svg:width="3in" draw:z-index="68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684" text:anchor-type="paragraph" svg:x="0.2591in" svg:y="0.0791in" svg:width="3in" draw:z-index="68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685" text:anchor-type="paragraph" svg:x="0.2591in" svg:y="0.0791in" svg:width="3in" draw:z-index="68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86" text:anchor-type="paragraph" svg:x="0.2591in" svg:y="0.0791in" svg:width="3in" draw:z-index="68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87" text:anchor-type="paragraph" svg:x="0.2591in" svg:y="0.0791in" svg:width="3in" draw:z-index="68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688" text:anchor-type="paragraph" svg:x="0.2591in" svg:y="0.0791in" svg:width="3in" draw:z-index="68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689" text:anchor-type="paragraph" svg:x="0.2591in" svg:y="0.0791in" svg:width="3in" draw:z-index="68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90" text:anchor-type="paragraph" svg:x="0.2591in" svg:y="0.0791in" svg:width="3in" draw:z-index="68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91" text:anchor-type="paragraph" svg:x="0.2591in" svg:y="0.0791in" svg:width="3in" draw:z-index="69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92" text:anchor-type="paragraph" svg:x="0.2591in" svg:y="0.0791in" svg:width="3in" draw:z-index="69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693" text:anchor-type="paragraph" svg:x="0.2591in" svg:y="0.0791in" svg:width="3in" draw:z-index="69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94" text:anchor-type="paragraph" svg:x="0.2591in" svg:y="0.0791in" svg:width="3in" draw:z-index="69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695" text:anchor-type="paragraph" svg:x="0.2591in" svg:y="0.0791in" svg:width="3in" draw:z-index="69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96" text:anchor-type="paragraph" svg:x="0.2591in" svg:y="0.0791in" svg:width="3in" draw:z-index="69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697" text:anchor-type="paragraph" svg:x="0.2591in" svg:y="0.0791in" svg:width="3in" draw:z-index="69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ആര്യ.വി.ജെ.</text:p><text:p text:style-name="P787">Class<text:tab/>:9A</text:p><text:p text:style-name="P787">Item<text:tab/>: തിരുവാതിര</text:p><text:p text:style-name="P787"><text:tab/>:മാപ്പിളപ്പാട്ട്</text:p><text:p text:style-name="P787"><text:tab/>:ദേശഭക്തിഗാനം</text:p></draw:text-box></draw:frame>­</text:p>
      <text:p text:style-name="P1"><draw:frame draw:style-name="fr1" draw:name="Frame698" text:anchor-type="paragraph" svg:x="0.2591in" svg:y="0.0791in" svg:width="3in" draw:z-index="69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699" text:anchor-type="paragraph" svg:x="0.2591in" svg:y="0.0791in" svg:width="3in" draw:z-index="69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700" text:anchor-type="paragraph" svg:x="0.2591in" svg:y="0.0791in" svg:width="3in" draw:z-index="69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701" text:anchor-type="paragraph" svg:x="0.2591in" svg:y="0.0791in" svg:width="3in" draw:z-index="70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702" text:anchor-type="paragraph" svg:x="0.2591in" svg:y="0.0791in" svg:width="3in" draw:z-index="70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703" text:anchor-type="paragraph" svg:x="0.2591in" svg:y="0.0791in" svg:width="3in" draw:z-index="70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04" text:anchor-type="paragraph" svg:x="0.2591in" svg:y="0.0791in" svg:width="3in" draw:z-index="70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05" text:anchor-type="paragraph" svg:x="0.2591in" svg:y="0.0791in" svg:width="3in" draw:z-index="70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06" text:anchor-type="paragraph" svg:x="0.2591in" svg:y="0.0791in" svg:width="3in" draw:z-index="70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07" text:anchor-type="paragraph" svg:x="0.2591in" svg:y="0.0791in" svg:width="3in" draw:z-index="70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08" text:anchor-type="paragraph" svg:x="0.2591in" svg:y="0.0791in" svg:width="3in" draw:z-index="70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09" text:anchor-type="paragraph" svg:x="0.2591in" svg:y="0.0791in" svg:width="3in" draw:z-index="70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10" text:anchor-type="paragraph" svg:x="0.2591in" svg:y="0.0791in" svg:width="3in" draw:z-index="70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11" text:anchor-type="paragraph" svg:x="0.2591in" svg:y="0.0791in" svg:width="3in" draw:z-index="7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712" text:anchor-type="paragraph" svg:x="0.2591in" svg:y="0.0791in" svg:width="3in" draw:z-index="7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713" text:anchor-type="paragraph" svg:x="0.2591in" svg:y="0.0791in" svg:width="3in" draw:z-index="7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714" text:anchor-type="paragraph" svg:x="0.2591in" svg:y="0.0791in" svg:width="3in" draw:z-index="7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15" text:anchor-type="paragraph" svg:x="0.2591in" svg:y="0.0791in" svg:width="3in" draw:z-index="7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16" text:anchor-type="paragraph" svg:x="0.2591in" svg:y="0.0791in" svg:width="3in" draw:z-index="7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17" text:anchor-type="paragraph" svg:x="0.2591in" svg:y="0.0791in" svg:width="3in" draw:z-index="7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718" text:anchor-type="paragraph" svg:x="0.2591in" svg:y="0.0791in" svg:width="3in" draw:z-index="7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19" text:anchor-type="paragraph" svg:x="0.2591in" svg:y="0.0791in" svg:width="3in" draw:z-index="7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20" text:anchor-type="paragraph" svg:x="0.2591in" svg:y="0.0791in" svg:width="3in" draw:z-index="7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21" text:anchor-type="paragraph" svg:x="0.2591in" svg:y="0.0791in" svg:width="3in" draw:z-index="7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722" text:anchor-type="paragraph" svg:x="0.2591in" svg:y="0.0791in" svg:width="3in" draw:z-index="7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23" text:anchor-type="paragraph" svg:x="0.2591in" svg:y="0.0791in" svg:width="3in" draw:z-index="7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724" text:anchor-type="paragraph" svg:x="0.2591in" svg:y="0.0791in" svg:width="3in" draw:z-index="7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25" text:anchor-type="paragraph" svg:x="0.2591in" svg:y="0.0791in" svg:width="3in" draw:z-index="7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26" text:anchor-type="paragraph" svg:x="0.2591in" svg:y="0.0791in" svg:width="3in" draw:z-index="7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ആശ വി. എ</text:p><text:p text:style-name="P787">Class<text:tab/>:9A</text:p><text:p text:style-name="P787">Item<text:tab/>: തിരുവാതിര</text:p><text:p text:style-name="P787"><text:tab/>:ദേശഭക്തിഗാനം</text:p><text:p text:style-name="P787"><text:tab/>:</text:p></draw:text-box></draw:frame>­</text:p>
      <text:p text:style-name="P1"><draw:frame draw:style-name="fr1" draw:name="Frame727" text:anchor-type="paragraph" svg:x="0.2591in" svg:y="0.0791in" svg:width="3in" draw:z-index="7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728" text:anchor-type="paragraph" svg:x="0.2591in" svg:y="0.0791in" svg:width="3in" draw:z-index="7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729" text:anchor-type="paragraph" svg:x="0.2591in" svg:y="0.0791in" svg:width="3in" draw:z-index="7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730" text:anchor-type="paragraph" svg:x="0.2591in" svg:y="0.0791in" svg:width="3in" draw:z-index="7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731" text:anchor-type="paragraph" svg:x="0.2591in" svg:y="0.0791in" svg:width="3in" draw:z-index="7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732" text:anchor-type="paragraph" svg:x="0.2591in" svg:y="0.0791in" svg:width="3in" draw:z-index="7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33" text:anchor-type="paragraph" svg:x="0.2591in" svg:y="0.0791in" svg:width="3in" draw:z-index="7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34" text:anchor-type="paragraph" svg:x="0.2591in" svg:y="0.0791in" svg:width="3in" draw:z-index="7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35" text:anchor-type="paragraph" svg:x="0.2591in" svg:y="0.0791in" svg:width="3in" draw:z-index="7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36" text:anchor-type="paragraph" svg:x="0.2591in" svg:y="0.0791in" svg:width="3in" draw:z-index="7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37" text:anchor-type="paragraph" svg:x="0.2591in" svg:y="0.0791in" svg:width="3in" draw:z-index="7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38" text:anchor-type="paragraph" svg:x="0.2591in" svg:y="0.0791in" svg:width="3in" draw:z-index="7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39" text:anchor-type="paragraph" svg:x="0.2591in" svg:y="0.0791in" svg:width="3in" draw:z-index="7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40" text:anchor-type="paragraph" svg:x="0.2591in" svg:y="0.0791in" svg:width="3in" draw:z-index="7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741" text:anchor-type="paragraph" svg:x="0.2591in" svg:y="0.0791in" svg:width="3in" draw:z-index="7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742" text:anchor-type="paragraph" svg:x="0.2591in" svg:y="0.0791in" svg:width="3in" draw:z-index="74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743" text:anchor-type="paragraph" svg:x="0.2591in" svg:y="0.0791in" svg:width="3in" draw:z-index="74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44" text:anchor-type="paragraph" svg:x="0.2591in" svg:y="0.0791in" svg:width="3in" draw:z-index="74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45" text:anchor-type="paragraph" svg:x="0.2591in" svg:y="0.0791in" svg:width="3in" draw:z-index="74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46" text:anchor-type="paragraph" svg:x="0.2591in" svg:y="0.0791in" svg:width="3in" draw:z-index="74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747" text:anchor-type="paragraph" svg:x="0.2591in" svg:y="0.0791in" svg:width="3in" draw:z-index="74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48" text:anchor-type="paragraph" svg:x="0.2591in" svg:y="0.0791in" svg:width="3in" draw:z-index="74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49" text:anchor-type="paragraph" svg:x="0.2591in" svg:y="0.0791in" svg:width="3in" draw:z-index="74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50" text:anchor-type="paragraph" svg:x="0.2591in" svg:y="0.0791in" svg:width="3in" draw:z-index="74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751" text:anchor-type="paragraph" svg:x="0.2591in" svg:y="0.0791in" svg:width="3in" draw:z-index="75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52" text:anchor-type="paragraph" svg:x="0.2591in" svg:y="0.0791in" svg:width="3in" draw:z-index="75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753" text:anchor-type="paragraph" svg:x="0.2591in" svg:y="0.0791in" svg:width="3in" draw:z-index="75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54" text:anchor-type="paragraph" svg:x="0.2591in" svg:y="0.0791in" svg:width="3in" draw:z-index="75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55" text:anchor-type="paragraph" svg:x="0.2591in" svg:y="0.0791in" svg:width="3in" draw:z-index="75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ശ്വതി സന്തോഷ്‌</text:p><text:p text:style-name="P787">Class<text:tab/>:9A</text:p><text:p text:style-name="P787">Item<text:tab/>: തിരുവാതിര</text:p><text:p text:style-name="P787"><text:tab/>:പദ്യപാരായണം</text:p><text:p text:style-name="P787"><text:tab/>:ദേശഭക്തിഗാനം</text:p></draw:text-box></draw:frame>­</text:p>
      <text:p text:style-name="P1"><draw:frame draw:style-name="fr1" draw:name="Frame756" text:anchor-type="paragraph" svg:x="0.2591in" svg:y="0.0791in" svg:width="3in" draw:z-index="75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757" text:anchor-type="paragraph" svg:x="0.2591in" svg:y="0.0791in" svg:width="3in" draw:z-index="75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758" text:anchor-type="paragraph" svg:x="0.2591in" svg:y="0.0791in" svg:width="3in" draw:z-index="75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759" text:anchor-type="paragraph" svg:x="0.2591in" svg:y="0.0791in" svg:width="3in" draw:z-index="75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760" text:anchor-type="paragraph" svg:x="0.2591in" svg:y="0.0791in" svg:width="3in" draw:z-index="75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761" text:anchor-type="paragraph" svg:x="0.2591in" svg:y="0.0791in" svg:width="3in" draw:z-index="76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62" text:anchor-type="paragraph" svg:x="0.2591in" svg:y="0.0791in" svg:width="3in" draw:z-index="76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63" text:anchor-type="paragraph" svg:x="0.2591in" svg:y="0.0791in" svg:width="3in" draw:z-index="76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64" text:anchor-type="paragraph" svg:x="0.2591in" svg:y="0.0791in" svg:width="3in" draw:z-index="76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65" text:anchor-type="paragraph" svg:x="0.2591in" svg:y="0.0791in" svg:width="3in" draw:z-index="76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66" text:anchor-type="paragraph" svg:x="0.2591in" svg:y="0.0791in" svg:width="3in" draw:z-index="76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67" text:anchor-type="paragraph" svg:x="0.2591in" svg:y="0.0791in" svg:width="3in" draw:z-index="76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68" text:anchor-type="paragraph" svg:x="0.2591in" svg:y="0.0791in" svg:width="3in" draw:z-index="76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69" text:anchor-type="paragraph" svg:x="0.2591in" svg:y="0.0791in" svg:width="3in" draw:z-index="76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770" text:anchor-type="paragraph" svg:x="0.2591in" svg:y="0.0791in" svg:width="3in" draw:z-index="76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771" text:anchor-type="paragraph" svg:x="0.2591in" svg:y="0.0791in" svg:width="3in" draw:z-index="77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772" text:anchor-type="paragraph" svg:x="0.2591in" svg:y="0.0791in" svg:width="3in" draw:z-index="77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73" text:anchor-type="paragraph" svg:x="0.2591in" svg:y="0.0791in" svg:width="3in" draw:z-index="77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74" text:anchor-type="paragraph" svg:x="0.2591in" svg:y="0.0791in" svg:width="3in" draw:z-index="77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775" text:anchor-type="paragraph" svg:x="0.2591in" svg:y="0.0791in" svg:width="3in" draw:z-index="77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776" text:anchor-type="paragraph" svg:x="0.2591in" svg:y="0.0791in" svg:width="3in" draw:z-index="77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77" text:anchor-type="paragraph" svg:x="0.2591in" svg:y="0.0791in" svg:width="3in" draw:z-index="77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78" text:anchor-type="paragraph" svg:x="0.2591in" svg:y="0.0791in" svg:width="3in" draw:z-index="77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79" text:anchor-type="paragraph" svg:x="0.2591in" svg:y="0.0791in" svg:width="3in" draw:z-index="77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780" text:anchor-type="paragraph" svg:x="0.2591in" svg:y="0.0791in" svg:width="3in" draw:z-index="77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81" text:anchor-type="paragraph" svg:x="0.2591in" svg:y="0.0791in" svg:width="3in" draw:z-index="78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782" text:anchor-type="paragraph" svg:x="0.2591in" svg:y="0.0791in" svg:width="3in" draw:z-index="78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83" text:anchor-type="paragraph" svg:x="0.2591in" svg:y="0.0791in" svg:width="3in" draw:z-index="78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784" text:anchor-type="paragraph" svg:x="0.2591in" svg:y="0.0791in" svg:width="3in" draw:z-index="78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അശ്വിൻ വി.എം.</text:p><text:p text:style-name="P787">Class<text:tab/>:9A</text:p><text:p text:style-name="P787">Item<text:tab/>: തിരുവാതിര</text:p><text:p text:style-name="P787"><text:tab/>:ദേശഭക്തിഗാനം</text:p><text:p text:style-name="P787"><text:tab/>:</text:p></draw:text-box></draw:frame>­</text:p>
      <text:p text:style-name="P1"><draw:frame draw:style-name="fr1" draw:name="Frame785" text:anchor-type="paragraph" svg:x="0.2591in" svg:y="0.0791in" svg:width="3in" draw:z-index="78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786" text:anchor-type="paragraph" svg:x="0.2591in" svg:y="0.0791in" svg:width="3in" draw:z-index="78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787" text:anchor-type="paragraph" svg:x="0.2591in" svg:y="0.0791in" svg:width="3in" draw:z-index="78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788" text:anchor-type="paragraph" svg:x="0.2591in" svg:y="0.0791in" svg:width="3in" draw:z-index="78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789" text:anchor-type="paragraph" svg:x="0.2591in" svg:y="0.0791in" svg:width="3in" draw:z-index="78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790" text:anchor-type="paragraph" svg:x="0.2591in" svg:y="0.0791in" svg:width="3in" draw:z-index="78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91" text:anchor-type="paragraph" svg:x="0.2591in" svg:y="0.0791in" svg:width="3in" draw:z-index="79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92" text:anchor-type="paragraph" svg:x="0.2591in" svg:y="0.0791in" svg:width="3in" draw:z-index="79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793" text:anchor-type="paragraph" svg:x="0.2591in" svg:y="0.0791in" svg:width="3in" draw:z-index="79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94" text:anchor-type="paragraph" svg:x="0.2591in" svg:y="0.0791in" svg:width="3in" draw:z-index="79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95" text:anchor-type="paragraph" svg:x="0.2591in" svg:y="0.0791in" svg:width="3in" draw:z-index="79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796" text:anchor-type="paragraph" svg:x="0.2591in" svg:y="0.0791in" svg:width="3in" draw:z-index="79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97" text:anchor-type="paragraph" svg:x="0.2591in" svg:y="0.0791in" svg:width="3in" draw:z-index="79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798" text:anchor-type="paragraph" svg:x="0.2591in" svg:y="0.0791in" svg:width="3in" draw:z-index="79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799" text:anchor-type="paragraph" svg:x="0.2591in" svg:y="0.0791in" svg:width="3in" draw:z-index="79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800" text:anchor-type="paragraph" svg:x="0.2591in" svg:y="0.0791in" svg:width="3in" draw:z-index="79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801" text:anchor-type="paragraph" svg:x="0.2591in" svg:y="0.0791in" svg:width="3in" draw:z-index="80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802" text:anchor-type="paragraph" svg:x="0.2591in" svg:y="0.0791in" svg:width="3in" draw:z-index="80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803" text:anchor-type="paragraph" svg:x="0.2591in" svg:y="0.0791in" svg:width="3in" draw:z-index="80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804" text:anchor-type="paragraph" svg:x="0.2591in" svg:y="0.0791in" svg:width="3in" draw:z-index="80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805" text:anchor-type="paragraph" svg:x="0.2591in" svg:y="0.0791in" svg:width="3in" draw:z-index="80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06" text:anchor-type="paragraph" svg:x="0.2591in" svg:y="0.0791in" svg:width="3in" draw:z-index="80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07" text:anchor-type="paragraph" svg:x="0.2591in" svg:y="0.0791in" svg:width="3in" draw:z-index="80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08" text:anchor-type="paragraph" svg:x="0.2591in" svg:y="0.0791in" svg:width="3in" draw:z-index="80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809" text:anchor-type="paragraph" svg:x="0.2591in" svg:y="0.0791in" svg:width="3in" draw:z-index="80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10" text:anchor-type="paragraph" svg:x="0.2591in" svg:y="0.0791in" svg:width="3in" draw:z-index="80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811" text:anchor-type="paragraph" svg:x="0.2591in" svg:y="0.0791in" svg:width="3in" draw:z-index="81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12" text:anchor-type="paragraph" svg:x="0.2591in" svg:y="0.0791in" svg:width="3in" draw:z-index="81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13" text:anchor-type="paragraph" svg:x="0.2591in" svg:y="0.0791in" svg:width="3in" draw:z-index="81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ആതിര ആര്‍.</text:p><text:p text:style-name="P787">Class<text:tab/>:9A</text:p><text:p text:style-name="P787">Item<text:tab/>: തിരുവാതിര</text:p><text:p text:style-name="P787"><text:tab/>:ദേശഭക്തിഗാനം</text:p><text:p text:style-name="P787"><text:tab/>:</text:p></draw:text-box></draw:frame>­</text:p>
      <text:p text:style-name="P1"><draw:frame draw:style-name="fr1" draw:name="Frame814" text:anchor-type="paragraph" svg:x="0.2591in" svg:y="0.0791in" svg:width="3in" draw:z-index="81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9A</text:p><text:p text:style-name="P787">Item<text:tab/>: Light Music</text:p><text:p text:style-name="P787"><text:tab/>:Elocution</text:p><text:p text:style-name="P787"><text:tab/>:Mimicry</text:p></draw:text-box></draw:frame>­</text:p>
      <text:p text:style-name="P1"><draw:frame draw:style-name="fr1" draw:name="Frame815" text:anchor-type="paragraph" svg:x="0.2591in" svg:y="0.0791in" svg:width="3in" draw:z-index="81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darsh T</text:p><text:p text:style-name="P787">Class<text:tab/>: 8B</text:p><text:p text:style-name="P787">Item<text:tab/>: Light Music</text:p><text:p text:style-name="P787"><text:tab/>:Mimicry</text:p><text:p text:style-name="P787"><text:tab/>:Drama</text:p></draw:text-box></draw:frame>­</text:p>
      <text:p text:style-name="P1"><draw:frame draw:style-name="fr1" draw:name="Frame816" text:anchor-type="paragraph" svg:x="0.2591in" svg:y="0.0791in" svg:width="3in" draw:z-index="81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 Krishna</text:p><text:p text:style-name="P787">Class<text:tab/>: 10A</text:p><text:p text:style-name="P787">Item<text:tab/>: Mappilappattu</text:p><text:p text:style-name="P787"><text:tab/>:Elocution</text:p><text:p text:style-name="P787"><text:tab/>:Elocution</text:p></draw:text-box></draw:frame>­</text:p>
      <text:p text:style-name="P1"><draw:frame draw:style-name="fr1" draw:name="Frame817" text:anchor-type="paragraph" svg:x="0.2591in" svg:y="0.0791in" svg:width="3in" draw:z-index="81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jaya Ghosh M</text:p><text:p text:style-name="P787">Class<text:tab/>: 9A</text:p><text:p text:style-name="P787">Item<text:tab/>: Mappilappattu</text:p><text:p text:style-name="P787"><text:tab/>:Mimicry</text:p><text:p text:style-name="P787"><text:tab/>:Mimicry</text:p></draw:text-box></draw:frame>­</text:p>
      <text:p text:style-name="P1"><draw:frame draw:style-name="fr1" draw:name="Frame818" text:anchor-type="paragraph" svg:x="0.2591in" svg:y="0.0791in" svg:width="3in" draw:z-index="81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hila R</text:p><text:p text:style-name="P787">Class<text:tab/>: 8B</text:p><text:p text:style-name="P787">Item<text:tab/>: Mappilappattu</text:p><text:p text:style-name="P787"><text:tab/>:Drama</text:p><text:p text:style-name="P787"><text:tab/>:Kolkkali</text:p></draw:text-box></draw:frame>­</text:p>
      <text:p text:style-name="P1"><draw:frame draw:style-name="fr1" draw:name="Frame819" text:anchor-type="paragraph" svg:x="0.2591in" svg:y="0.0791in" svg:width="3in" draw:z-index="81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kshay Ullas</text:p><text:p text:style-name="P787">Class<text:tab/>: 9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820" text:anchor-type="paragraph" svg:x="0.2591in" svg:y="0.0791in" svg:width="3in" draw:z-index="81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P P</text:p><text:p text:style-name="P787">Class<text:tab/>: 9B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821" text:anchor-type="paragraph" svg:x="0.2591in" svg:y="0.0791in" svg:width="3in" draw:z-index="82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al O M</text:p><text:p text:style-name="P787">Class<text:tab/>: 10A</text:p><text:p text:style-name="P787">Item<text:tab/>: Elocution</text:p><text:p text:style-name="P787"><text:tab/>:Kolkkali</text:p><text:p text:style-name="P787"><text:tab/>:</text:p></draw:text-box></draw:frame>­</text:p>
      <text:p text:style-name="P1"><draw:frame draw:style-name="fr1" draw:name="Frame822" text:anchor-type="paragraph" svg:x="0.2591in" svg:y="0.0791in" svg:width="3in" draw:z-index="82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mmukutty Jayakumar</text:p><text:p text:style-name="P787">Class<text:tab/>: 10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823" text:anchor-type="paragraph" svg:x="0.2591in" svg:y="0.0791in" svg:width="3in" draw:z-index="82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a Sen</text:p><text:p text:style-name="P787">Class<text:tab/>: 10B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824" text:anchor-type="paragraph" svg:x="0.2591in" svg:y="0.0791in" svg:width="3in" draw:z-index="82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C C</text:p><text:p text:style-name="P787">Class<text:tab/>: 9A</text:p><text:p text:style-name="P787">Item<text:tab/>: Mimicry</text:p><text:p text:style-name="P787"><text:tab/>:Kolkkali</text:p><text:p text:style-name="P787"><text:tab/>:</text:p></draw:text-box></draw:frame>­</text:p>
      <text:p text:style-name="P1"><draw:frame draw:style-name="fr1" draw:name="Frame825" text:anchor-type="paragraph" svg:x="0.2591in" svg:y="0.0791in" svg:width="3in" draw:z-index="82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Dhanesh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826" text:anchor-type="paragraph" svg:x="0.2591in" svg:y="0.0791in" svg:width="3in" draw:z-index="82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anthu V N</text:p><text:p text:style-name="P787">Class<text:tab/>: 8A</text:p><text:p text:style-name="P787">Item<text:tab/>: Drama</text:p><text:p text:style-name="P787"><text:tab/>:Kolkkali</text:p><text:p text:style-name="P787"><text:tab/>:</text:p></draw:text-box></draw:frame>­</text:p>
      <text:p text:style-name="P1"><draw:frame draw:style-name="fr1" draw:name="Frame827" text:anchor-type="paragraph" svg:x="0.2591in" svg:y="0.0791in" svg:width="3in" draw:z-index="82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bhishek V</text:p><text:p text:style-name="P787">Class<text:tab/>: 8A</text:p><text:p text:style-name="P787">Item<text:tab/>: Drama</text:p><text:p text:style-name="P787"><text:tab/>:Mappilappattu</text:p><text:p text:style-name="P787"><text:tab/>:</text:p></draw:text-box></draw:frame>­</text:p>
      <text:p text:style-name="P1"><draw:frame draw:style-name="fr1" draw:name="Frame828" text:anchor-type="paragraph" svg:x="0.2591in" svg:y="0.0791in" svg:width="3in" draw:z-index="82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</text:p><text:p text:style-name="P787">Class<text:tab/>: 8A</text:p><text:p text:style-name="P787">Item<text:tab/>: Drama</text:p><text:p text:style-name="P787"><text:tab/>:</text:p><text:p text:style-name="P787"><text:tab/>:</text:p></draw:text-box></draw:frame>­</text:p>
      <text:p text:style-name="P1"><draw:frame draw:style-name="fr1" draw:name="Frame829" text:anchor-type="paragraph" svg:x="0.2591in" svg:y="0.0791in" svg:width="3in" draw:z-index="82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njaili S</text:p><text:p text:style-name="P787">Class<text:tab/>: 8A</text:p><text:p text:style-name="P787">Item<text:tab/>: Drama</text:p><text:p text:style-name="P787"><text:tab/>:Light Music</text:p><text:p text:style-name="P787"><text:tab/>:</text:p></draw:text-box></draw:frame>­</text:p>
      <text:p text:style-name="P1"><draw:frame draw:style-name="fr1" draw:name="Frame830" text:anchor-type="paragraph" svg:x="0.2591in" svg:y="0.0791in" svg:width="3in" draw:z-index="82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y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831" text:anchor-type="paragraph" svg:x="0.2591in" svg:y="0.0791in" svg:width="3in" draw:z-index="83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thi V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832" text:anchor-type="paragraph" svg:x="0.2591in" svg:y="0.0791in" svg:width="3in" draw:z-index="831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avind T bs</text:p><text:p text:style-name="P787">Class<text:tab/>: 8A</text:p><text:p text:style-name="P787">Item<text:tab/>: Drama</text:p><text:p text:style-name="P787"><text:tab/>:Patriotic Song</text:p><text:p text:style-name="P787"><text:tab/>:</text:p></draw:text-box></draw:frame>­</text:p>
      <text:p text:style-name="P1"><draw:frame draw:style-name="fr1" draw:name="Frame833" text:anchor-type="paragraph" svg:x="0.2591in" svg:y="0.0791in" svg:width="3in" draw:z-index="832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V R</text:p><text:p text:style-name="P787">Class<text:tab/>: 9A</text:p><text:p text:style-name="P787">Item<text:tab/>: Thiruvathira</text:p><text:p text:style-name="P787"><text:tab/>:Light Music</text:p><text:p text:style-name="P787"><text:tab/>:Patriotic Song</text:p></draw:text-box></draw:frame>­</text:p>
      <text:p text:style-name="P1"><draw:frame draw:style-name="fr1" draw:name="Frame834" text:anchor-type="paragraph" svg:x="0.2591in" svg:y="0.0791in" svg:width="3in" draw:z-index="833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35" text:anchor-type="paragraph" svg:x="0.2591in" svg:y="0.0791in" svg:width="3in" draw:z-index="834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unima V K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36" text:anchor-type="paragraph" svg:x="0.2591in" svg:y="0.0791in" svg:width="3in" draw:z-index="835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S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37" text:anchor-type="paragraph" svg:x="0.2591in" svg:y="0.0791in" svg:width="3in" draw:z-index="836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ya C J</text:p><text:p text:style-name="P787">Class<text:tab/>: 9A</text:p><text:p text:style-name="P787">Item<text:tab/>: Thiruvathira</text:p><text:p text:style-name="P787"><text:tab/>:Mappilappattu</text:p><text:p text:style-name="P787"><text:tab/>:Patriotic Song</text:p></draw:text-box></draw:frame>­</text:p>
      <text:p text:style-name="P1"><draw:frame draw:style-name="fr1" draw:name="Frame838" text:anchor-type="paragraph" svg:x="0.2591in" svg:y="0.0791in" svg:width="3in" draw:z-index="837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ha V A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39" text:anchor-type="paragraph" svg:x="0.2591in" svg:y="0.0791in" svg:width="3in" draw:z-index="838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athy Santhosh</text:p><text:p text:style-name="P787">Class<text:tab/>: 9A</text:p><text:p text:style-name="P787">Item<text:tab/>: Thiruvathira</text:p><text:p text:style-name="P787"><text:tab/>:Poem Recitation</text:p><text:p text:style-name="P787"><text:tab/>:Patriotic Song</text:p></draw:text-box></draw:frame>­</text:p>
      <text:p text:style-name="P1"><draw:frame draw:style-name="fr1" draw:name="Frame840" text:anchor-type="paragraph" svg:x="0.2591in" svg:y="0.0791in" svg:width="3in" draw:z-index="839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swin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  <text:p text:style-name="P1"><draw:frame draw:style-name="fr1" draw:name="Frame841" text:anchor-type="paragraph" svg:x="0.2591in" svg:y="0.0791in" svg:width="3in" draw:z-index="840"><draw:text-box fo:min-height="4in"><text:p text:style-name="P786"/><text:p text:style-name="P786">SCHOOL KALO<text:span text:style-name="T1">L</text:span>SAVAM 2017</text:p><text:p text:style-name="P786">2016 November 5</text:p><text:p text:style-name="P786">GHS ALAPPUZHA</text:p><text:p text:style-name="P789"/><text:p text:style-name="P790"><text:s/>Participants Card</text:p><text:p text:style-name="P788"/><text:p text:style-name="P787">Name<text:tab/>: Archana M</text:p><text:p text:style-name="P787">Class<text:tab/>: 9A</text:p><text:p text:style-name="P787">Item<text:tab/>: Thiruvathira</text:p><text:p text:style-name="P787"><text:tab/>:Patriotic Song</text:p><text:p text:style-name="P787"><text:tab/>:</text:p></draw:text-box></draw:frame>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90f8dcf33c87b3705e78202e3df5142b201bd805</meta:generator>
    <meta:creation-date>2016-05-18T14:56:59.582852311</meta:creation-date>
    <dc:date>2024-08-11T12:36:41.991045785</dc:date>
    <meta:editing-cycles>4</meta:editing-cycles>
    <meta:editing-duration>PT3M50S</meta:editing-duration>
    <meta:document-statistic meta:table-count="0" meta:image-count="0" meta:object-count="0" meta:page-count="1681" meta:paragraph-count="8410" meta:word-count="20039" meta:character-count="108538" meta:non-whitespace-character-count="94382"/>
  </office:meta>
</office:document-meta>
</file>